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Andale Mono', monospace"/>
    <style:font-face style:name="Lohit Devanagari1" svg:font-family="'Lohit Devanagari'"/>
    <style:font-face style:name="Open Sans" svg:font-family="'Open Sans', sans-serif"/>
    <style:font-face style:name="Open sans" svg:font-family="'Open sans', sans-serif"/>
    <style:font-face style:name="Source Serif Pro" svg:font-family="'Source Serif Pro', 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fo:font-variant="normal" fo:text-transform="none" fo:color="#3d464d" style:font-name="Open Sans" fo:font-size="21pt" fo:letter-spacing="normal" fo:font-style="normal" style:font-size-asian="21pt" style:font-size-complex="21pt"/>
    </style:style>
    <style:style style:name="P2" style:family="paragraph" style:parent-style-name="Heading_20_1">
      <style:text-properties fo:font-variant="normal" fo:text-transform="none" fo:color="#3d464d" style:font-name="Open Sans" fo:font-size="21pt" fo:letter-spacing="normal" fo:font-style="normal" fo:font-weight="normal" style:font-size-asian="21pt" style:font-size-complex="21pt"/>
    </style:style>
    <style:style style:name="P3"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d464d" style:font-name="Open Sans" fo:font-size="21pt" fo:letter-spacing="normal" fo:font-style="normal" officeooo:rsid="001537a6" officeooo:paragraph-rsid="001537a6" style:font-size-asian="21pt" style:font-size-complex="21pt"/>
    </style:style>
    <style:style style:name="P4"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break-before="page"/>
      <style:text-properties fo:font-variant="normal" fo:text-transform="none" fo:color="#3d464d" style:font-name="Open Sans" fo:font-size="21pt" fo:letter-spacing="normal" fo:font-style="normal" style:font-size-asian="21pt" style:font-size-complex="21pt"/>
    </style:style>
    <style:style style:name="P5"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break-before="page"/>
      <style:text-properties fo:font-variant="normal" fo:text-transform="none" fo:color="#3d464d" style:font-name="Open Sans" fo:font-size="21pt" fo:letter-spacing="normal" fo:font-style="normal" officeooo:rsid="001537a6" officeooo:paragraph-rsid="001537a6" style:font-size-asian="21pt" style:font-size-complex="21pt"/>
    </style:style>
    <style:style style:name="P6" style:family="paragraph" style:parent-style-name="Heading_20_1">
      <style:paragraph-properties fo:break-before="page"/>
      <style:text-properties fo:font-variant="normal" fo:text-transform="none" fo:color="#3d464d" style:font-name="Open Sans" fo:font-size="21pt" fo:letter-spacing="normal" fo:font-style="normal" style:font-size-asian="21pt" style:font-size-complex="21pt"/>
    </style:style>
    <style:style style:name="P7"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style:style>
    <style:style style:name="P8" style:family="paragraph" style:parent-style-name="Preformatted_20_Text">
      <style:paragraph-properties fo:margin-top="0cm" fo:margin-bottom="0cm" loext:contextual-spacing="false" fo:line-height="150%" fo:text-align="start" style:justify-single-word="false" fo:orphans="2" fo:widows="2"/>
    </style:style>
    <style:style style:name="P9" style:family="paragraph" style:parent-style-name="Quotations">
      <style:paragraph-properties fo:margin-left="0cm" fo:margin-right="0cm" fo:margin-top="0cm" fo:margin-bottom="0cm" loext:contextual-spacing="false" fo:text-align="start" style:justify-single-word="false" fo:orphans="2" fo:widows="2" fo:text-indent="0cm" style:auto-text-indent="false"/>
      <style:text-properties officeooo:rsid="001537a6" officeooo:paragraph-rsid="001537a6"/>
    </style:style>
    <style:style style:name="P10" style:family="paragraph" style:parent-style-name="Heading_20_2">
      <style:paragraph-properties fo:margin-left="0cm" fo:margin-right="0cm" fo:margin-top="1.191cm" fo:margin-bottom="0cm" loext:contextual-spacing="false" fo:orphans="2" fo:widows="2" fo:text-indent="0cm" style:auto-text-indent="false" fo:padding="0cm" fo:border="none"/>
      <style:text-properties fo:font-variant="normal" fo:text-transform="none" fo:color="#3d464d" style:font-name="Open sans" fo:letter-spacing="normal" fo:font-style="normal" fo:font-weight="bold"/>
    </style:style>
    <style:style style:name="P11" style:family="paragraph" style:parent-style-name="Heading_20_2">
      <style:paragraph-properties fo:margin-left="0cm" fo:margin-right="0cm" fo:margin-top="1.191cm" fo:margin-bottom="0cm" loext:contextual-spacing="false" fo:text-align="start" style:justify-single-word="false" fo:orphans="2" fo:widows="2" fo:text-indent="0cm" style:auto-text-indent="false" fo:padding="0cm" fo:border="none"/>
      <style:text-properties fo:font-variant="normal" fo:text-transform="none" fo:color="#3d464d" style:font-name="Open sans" fo:letter-spacing="normal" fo:font-style="normal" fo:font-weight="bold"/>
    </style:style>
    <style:style style:name="P12" style:family="paragraph" style:parent-style-name="Heading_20_2">
      <style:paragraph-properties fo:margin-left="0cm" fo:margin-right="0cm" fo:margin-top="0cm" fo:margin-bottom="0cm" loext:contextual-spacing="false" fo:text-align="start" style:justify-single-word="false" fo:orphans="2" fo:widows="2" fo:text-indent="0cm" style:auto-text-indent="false"/>
      <style:text-properties officeooo:rsid="001537a6" officeooo:paragraph-rsid="001537a6"/>
    </style:style>
    <style:style style:name="P13" style:family="paragraph" style:parent-style-name="Heading_20_2">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d464d" style:font-name="Open sans" fo:font-size="13.5pt" fo:letter-spacing="normal" fo:font-style="normal" fo:font-weight="bold" officeooo:rsid="001537a6" officeooo:paragraph-rsid="001537a6" loext:padding="0cm" loext:border="none"/>
    </style:style>
    <style:style style:name="P14" style:family="paragraph" style:parent-style-name="Heading_20_2">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d464d" style:font-name="Open Sans" fo:font-size="21pt" fo:letter-spacing="normal" fo:font-style="normal" officeooo:rsid="001537a6" officeooo:paragraph-rsid="001537a6" style:font-size-asian="21pt" style:font-size-complex="21pt"/>
    </style:style>
    <style:style style:name="P15" style:family="paragraph" style:parent-style-name="Heading_20_2">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Open Sans" fo:font-size="13pt" fo:letter-spacing="normal" fo:font-style="normal" officeooo:rsid="001537a6" officeooo:paragraph-rsid="001537a6" style:font-size-asian="13pt" style:font-size-complex="13pt"/>
    </style:style>
    <style:style style:name="P16" style:family="paragraph" style:parent-style-name="Heading_20_2">
      <style:paragraph-properties fo:margin-left="0cm" fo:margin-right="0cm" fo:margin-top="0cm" fo:margin-bottom="0cm" loext:contextual-spacing="false" style:line-height-at-least="0.82cm" fo:text-align="start" style:justify-single-word="false" fo:orphans="2" fo:widows="2" fo:text-indent="0cm" style:auto-text-indent="false" fo:padding="0cm" fo:border="none"/>
    </style:style>
    <style:style style:name="P17"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rsid="001537a6" officeooo:paragraph-rsid="001537a6"/>
    </style:style>
    <style:style style:name="P19" style:family="paragraph" style:parent-style-name="Text_20_body">
      <style:text-properties fo:font-variant="normal" fo:text-transform="none" fo:color="#3d464d" style:font-name="Open Sans" fo:font-size="21pt" fo:letter-spacing="normal" fo:font-style="normal" style:font-size-asian="21pt" style:font-size-complex="21pt"/>
    </style:style>
    <style:style style:name="P20" style:family="paragraph" style:parent-style-name="Text_20_body">
      <style:text-properties fo:font-variant="normal" fo:text-transform="none" fo:color="#3d464d" style:font-name="Source Serif Pro" fo:font-size="13.5pt" fo:letter-spacing="normal" fo:font-style="normal" fo:font-weight="normal"/>
    </style:style>
    <style:style style:name="P2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d464d" style:font-name="Open Sans" fo:font-size="21pt" fo:letter-spacing="normal" fo:font-style="normal" style:font-size-asian="21pt" style:font-size-complex="21pt"/>
    </style:style>
    <style:style style:name="P2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d464d" style:font-name="Open Sans" fo:font-size="21pt" fo:letter-spacing="normal" fo:font-style="normal" officeooo:rsid="001537a6" officeooo:paragraph-rsid="001537a6" style:font-size-asian="21pt" style:font-size-complex="21pt"/>
    </style:style>
    <style:style style:name="P2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officeooo:rsid="001537a6" officeooo:paragraph-rsid="001537a6"/>
    </style:style>
    <style:style style:name="P2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5" style:family="paragraph" style:parent-style-name="Text_20_body">
      <style:paragraph-properties fo:margin-left="0cm" fo:margin-right="0cm" fo:margin-top="0cm" fo:margin-bottom="0cm" loext:contextual-spacing="false" style:line-height-at-least="0.82cm" fo:text-align="start" style:justify-single-word="false" fo:orphans="2" fo:widows="2" fo:text-indent="0cm" style:auto-text-indent="false" fo:padding="0cm" fo:border="none"/>
    </style:style>
    <style:style style:name="P26" style:family="paragraph" style:parent-style-name="Text_20_body">
      <style:paragraph-properties fo:margin-left="0cm" fo:margin-right="0cm" fo:margin-top="0cm" fo:margin-bottom="0cm" loext:contextual-spacing="false" style:line-height-at-least="0.82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loext:padding="0cm" loext:border="none"/>
    </style:style>
    <style:style style:name="P2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3pt" fo:letter-spacing="normal" fo:font-style="normal" fo:font-weight="normal" style:font-size-asian="13pt" style:font-size-complex="13pt"/>
    </style:style>
    <style:style style:name="P28"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29"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30"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fo:letter-spacing="normal"/>
    </style:style>
    <style:style style:name="P31" style:family="paragraph" style:parent-style-name="Text_20_body">
      <style:paragraph-properties fo:margin-left="0cm" fo:margin-right="0cm" fo:margin-top="0.476cm" fo:margin-bottom="0.476cm" loext:contextual-spacing="false" fo:text-align="center" style:justify-single-word="false" fo:orphans="2" fo:widows="2" fo:text-indent="0cm" style:auto-text-indent="false"/>
      <style:text-properties fo:font-variant="normal" fo:text-transform="none" fo:color="#000000" style:font-name="Open Sans" fo:font-size="10.5pt" fo:letter-spacing="normal" fo:font-style="normal" fo:font-weight="normal" loext:padding="0cm" loext:border="none"/>
    </style:style>
    <style:style style:name="T1" style:family="text">
      <style:text-properties fo:font-weight="bold" loext:padding="0cm" loext:border="none"/>
    </style:style>
    <style:style style:name="T2" style:family="text">
      <style:text-properties fo:font-weight="bold" officeooo:rsid="001537a6" style:font-weight-asian="bold" style:font-weight-complex="bold"/>
    </style:style>
    <style:style style:name="T3" style:family="text">
      <style:text-properties fo:font-size="13.5pt" fo:font-weight="normal" fo:background-color="#f0f3f5" loext:char-shading-value="0" loext:padding="0cm" loext:border="none"/>
    </style:style>
    <style:style style:name="T4" style:family="text">
      <style:text-properties fo:color="#3d464d" style:font-name="Source Serif Pro" fo:font-size="13.5pt" fo:letter-spacing="normal" fo:font-weight="normal" loext:padding="0cm" loext:border="none"/>
    </style:style>
    <style:style style:name="T5" style:family="text">
      <style:text-properties fo:color="#3d464d" style:font-name="Source Serif Pro" fo:font-size="13.5pt" fo:font-weight="normal"/>
    </style:style>
    <style:style style:name="T6" style:family="text">
      <style:text-properties fo:color="#3d464d" style:font-name="Source Serif Pro" fo:font-weight="normal"/>
    </style:style>
    <style:style style:name="T7" style:family="text">
      <style:text-properties style:font-name="Source Serif Pro" fo:font-size="13.5pt" fo:font-style="normal" fo:font-weight="normal" loext:padding="0cm" loext:border="none"/>
    </style:style>
    <style:style style:name="T8" style:family="text">
      <style:text-properties style:font-name="Source Serif Pro" fo:font-size="13.5pt" fo:font-weight="normal" loext:padding="0cm" loext:border="none"/>
    </style:style>
    <style:style style:name="T9" style:family="text">
      <style:text-properties style:font-name="Source Serif Pro" fo:font-size="13.5pt" fo:font-weight="normal" fo:background-color="#f0f3f5" loext:char-shading-value="0" loext:padding="0cm" loext:border="none"/>
    </style:style>
    <style:style style:name="T10" style:family="text">
      <style:text-properties style:font-name="Source Serif Pro" fo:font-size="13.5pt" fo:font-weight="bold" loext:padding="0cm" loext:border="none"/>
    </style:style>
    <style:style style:name="T11" style:family="text">
      <style:text-properties style:font-name="Source Serif Pro" fo:font-size="13.5pt" fo:font-weight="bold" officeooo:rsid="001537a6" loext:padding="0cm" loext:border="none"/>
    </style:style>
    <style:style style:name="T12" style:family="text">
      <style:text-properties style:font-name="Source Serif Pro" fo:font-size="13.5pt" loext:padding="0cm" loext:border="none"/>
    </style:style>
    <style:style style:name="T13" style:family="text">
      <style:text-properties style:font-name="Source Serif Pro" fo:font-size="10.5pt" fo:font-weight="bold" loext:padding="0cm" loext:border="none"/>
    </style:style>
    <style:style style:name="T14" style:family="text">
      <style:text-properties style:font-name="Source Serif Pro" fo:font-size="10.5pt" fo:font-weight="bold" officeooo:rsid="001537a6" loext:padding="0cm" loext:border="none"/>
    </style:style>
    <style:style style:name="T15" style:family="text">
      <style:text-properties style:font-name="Source Serif Pro" fo:font-weight="bold" loext:padding="0cm" loext:border="none"/>
    </style:style>
    <style:style style:name="T16" style:family="text">
      <style:text-properties style:font-name="Source Serif Pro" fo:font-weight="bold" officeooo:rsid="001537a6" loext:padding="0cm" loext:border="none"/>
    </style:style>
    <style:style style:name="T17" style:family="text">
      <style:text-properties style:font-name="Source Serif Pro" fo:font-weight="normal"/>
    </style:style>
    <style:style style:name="T18" style:family="text">
      <style:text-properties style:font-name="Source Serif Pro" officeooo:rsid="001537a6" fo:background-color="#f0f3f5" loext:char-shading-value="0"/>
    </style:style>
    <style:style style:name="T19" style:family="text">
      <style:text-properties fo:font-variant="normal" fo:text-transform="none" fo:color="#3d464d" style:font-name="Source Serif Pro" fo:font-size="13.5pt" fo:letter-spacing="normal" fo:font-style="normal" fo:font-weight="normal"/>
    </style:style>
    <style:style style:name="T20" style:family="text">
      <style:text-properties fo:font-variant="normal" fo:text-transform="none" fo:color="#3d464d" style:font-name="Source Serif Pro" fo:font-size="13.5pt" fo:letter-spacing="normal" fo:font-style="normal" fo:font-weight="normal" fo:background-color="#f0f3f5" loext:char-shading-value="0"/>
    </style:style>
    <style:style style:name="T21" style:family="text">
      <style:text-properties fo:font-variant="normal" fo:text-transform="none" fo:color="#3d464d" style:font-name="Source Serif Pro" fo:font-size="13.5pt" fo:letter-spacing="normal" fo:font-style="normal" fo:font-weight="normal" fo:background-color="#f0f3f5" loext:char-shading-value="0" loext:padding="0cm" loext:border="none"/>
    </style:style>
    <style:style style:name="T22" style:family="text">
      <style:text-properties fo:font-variant="normal" fo:text-transform="none" fo:color="#3d464d" style:font-name="Source Serif Pro" fo:font-size="13.5pt" fo:letter-spacing="normal" fo:font-style="normal" fo:font-weight="normal" loext:padding="0cm" loext:border="none"/>
    </style:style>
    <style:style style:name="T23" style:family="text">
      <style:text-properties fo:font-variant="normal" fo:text-transform="none" fo:color="#3d464d" style:font-name="Source Serif Pro" fo:font-size="13.5pt" fo:letter-spacing="normal" fo:font-style="normal" fo:font-weight="normal" officeooo:rsid="001537a6"/>
    </style:style>
    <style:style style:name="T24" style:family="text">
      <style:text-properties fo:font-variant="normal" fo:text-transform="none" fo:color="#3d464d" style:font-name="Source Serif Pro" fo:font-size="13.5pt" fo:letter-spacing="normal" fo:font-style="normal" loext:padding="0cm" loext:border="none"/>
    </style:style>
    <style:style style:name="T25" style:family="text">
      <style:text-properties fo:font-variant="normal" fo:text-transform="none" fo:color="#3d464d" style:font-name="Source Serif Pro" fo:font-size="13.5pt" fo:letter-spacing="normal" fo:font-weight="normal" loext:padding="0cm" loext:border="none"/>
    </style:style>
    <style:style style:name="T26" style:family="text">
      <style:text-properties fo:font-variant="normal" fo:text-transform="none" fo:color="#3d464d" style:font-name="Source Serif Pro" fo:letter-spacing="normal" fo:font-style="normal" fo:font-weight="normal"/>
    </style:style>
    <style:style style:name="T27" style:family="text">
      <style:text-properties fo:font-variant="normal" fo:text-transform="none" fo:color="#3d464d" style:font-name="Source Serif Pro" fo:letter-spacing="normal" fo:font-style="normal" fo:font-weight="normal" officeooo:rsid="001537a6"/>
    </style:style>
    <style:style style:name="T28" style:family="text">
      <style:text-properties fo:font-variant="normal" fo:text-transform="none" fo:color="#3d464d" style:font-name="Consolas" fo:font-size="13.5pt" fo:letter-spacing="normal" fo:font-style="normal" fo:font-weight="normal" loext:padding="0cm" loext:border="none"/>
    </style:style>
    <style:style style:name="T29" style:family="text">
      <style:text-properties fo:font-variant="normal" fo:text-transform="none" fo:color="#3d464d" style:font-name="Consolas" fo:font-size="10.5pt" fo:letter-spacing="normal" fo:font-style="normal" fo:font-weight="normal" loext:padding="0cm" loext:border="none"/>
    </style:style>
    <style:style style:name="T30" style:family="text">
      <style:text-properties fo:font-variant="normal" fo:text-transform="none" fo:color="#3d464d" style:font-name="Consolas" fo:letter-spacing="normal" fo:font-style="normal" fo:font-weight="normal" loext:padding="0cm" loext:border="none"/>
    </style:style>
    <style:style style:name="T31" style:family="text">
      <style:text-properties fo:font-variant="normal" fo:text-transform="none" fo:color="#3d464d" style:font-name="Consolas" fo:font-size="13pt" fo:letter-spacing="normal" fo:font-style="normal" fo:font-weight="normal" style:font-size-asian="13pt" style:font-size-complex="13pt" loext:padding="0cm" loext:border="none"/>
    </style:style>
    <style:style style:name="T32" style:family="text">
      <style:text-properties fo:font-variant="normal" fo:text-transform="none" fo:color="#3d464d" fo:letter-spacing="normal" loext:padding="0cm" loext:border="none"/>
    </style:style>
    <style:style style:name="T33" style:family="text">
      <style:text-properties fo:font-variant="normal" fo:text-transform="none" fo:color="#3d464d" fo:font-size="13.5pt" fo:letter-spacing="normal" fo:font-style="normal" fo:font-weight="normal" fo:background-color="#f0f3f5" loext:char-shading-value="0"/>
    </style:style>
    <style:style style:name="T34" style:family="text">
      <style:text-properties fo:font-variant="normal" fo:text-transform="none" fo:color="#3d464d" style:font-name="Open sans" fo:font-size="13.5pt" fo:letter-spacing="normal" fo:font-style="normal" fo:font-weight="bold"/>
    </style:style>
    <style:style style:name="T35" style:family="text">
      <style:text-properties fo:font-variant="normal" fo:text-transform="none" fo:color="#3d464d" style:font-name="Open sans" fo:font-size="13.5pt" fo:letter-spacing="normal" fo:font-style="normal" fo:font-weight="bold" loext:padding="0cm" loext:border="none"/>
    </style:style>
    <style:style style:name="T36" style:family="text">
      <style:text-properties fo:font-variant="normal" fo:text-transform="none" fo:color="#3d464d" style:font-name="Open Sans" fo:font-size="10.5pt" fo:letter-spacing="normal" fo:font-style="normal" fo:font-weight="normal" fo:background-color="#f0f3f5" loext:char-shading-value="0"/>
    </style:style>
    <style:style style:name="T37" style:family="text">
      <style:text-properties fo:font-variant="normal" fo:text-transform="none" fo:color="#3d464d" style:font-name="Open Sans" fo:letter-spacing="normal" fo:font-style="normal" fo:font-weight="normal" fo:background-color="#f0f3f5" loext:char-shading-value="0"/>
    </style:style>
    <style:style style:name="T38" style:family="text">
      <style:text-properties fo:font-variant="normal" fo:text-transform="none" fo:color="#3d464d" style:font-name="Open Sans" fo:font-size="13pt" fo:letter-spacing="normal" fo:font-style="normal" fo:font-weight="normal" fo:background-color="#f0f3f5" loext:char-shading-value="0" style:font-size-asian="13pt" style:font-size-complex="13pt"/>
    </style:style>
    <style:style style:name="T39" style:family="text">
      <style:text-properties fo:font-variant="normal" fo:text-transform="none" fo:color="#3d464d" fo:font-size="13pt" fo:letter-spacing="normal" style:font-size-asian="13pt" style:font-size-complex="13pt" loext:padding="0cm" loext:border="none"/>
    </style:style>
    <style:style style:name="T40" style:family="text">
      <style:text-properties fo:font-variant="normal" fo:text-transform="none" fo:color="#0077aa" style:font-name="Consolas" fo:font-size="13.5pt" fo:letter-spacing="normal" fo:font-style="normal" fo:font-weight="normal" loext:padding="0cm" loext:border="none"/>
    </style:style>
    <style:style style:name="T41" style:family="text">
      <style:text-properties fo:font-variant="normal" fo:text-transform="none" fo:color="#0077aa" style:font-name="Consolas" fo:font-size="10.5pt" fo:letter-spacing="normal" fo:font-style="normal" fo:font-weight="normal" loext:padding="0cm" loext:border="none"/>
    </style:style>
    <style:style style:name="T42" style:family="text">
      <style:text-properties fo:font-variant="normal" fo:text-transform="none" fo:color="#0077aa" style:font-name="Consolas" fo:letter-spacing="normal" fo:font-style="normal" fo:font-weight="normal" loext:padding="0cm" loext:border="none"/>
    </style:style>
    <style:style style:name="T43" style:family="text">
      <style:text-properties fo:font-variant="normal" fo:text-transform="none" fo:color="#0077aa" style:font-name="Consolas" fo:font-size="13pt" fo:letter-spacing="normal" fo:font-style="normal" fo:font-weight="normal" style:font-size-asian="13pt" style:font-size-complex="13pt" loext:padding="0cm" loext:border="none"/>
    </style:style>
    <style:style style:name="T44" style:family="text">
      <style:text-properties fo:font-variant="normal" fo:text-transform="none" fo:color="#999999" style:font-name="Consolas" fo:font-size="13.5pt" fo:letter-spacing="normal" fo:font-style="normal" fo:font-weight="normal" loext:padding="0cm" loext:border="none"/>
    </style:style>
    <style:style style:name="T45" style:family="text">
      <style:text-properties fo:font-variant="normal" fo:text-transform="none" fo:color="#999999" style:font-name="Consolas" fo:font-size="10.5pt" fo:letter-spacing="normal" fo:font-style="normal" fo:font-weight="normal" loext:padding="0cm" loext:border="none"/>
    </style:style>
    <style:style style:name="T46" style:family="text">
      <style:text-properties fo:font-variant="normal" fo:text-transform="none" fo:color="#999999" style:font-name="Consolas" fo:letter-spacing="normal" fo:font-style="normal" fo:font-weight="normal" loext:padding="0cm" loext:border="none"/>
    </style:style>
    <style:style style:name="T47" style:family="text">
      <style:text-properties fo:font-variant="normal" fo:text-transform="none" fo:color="#999999" style:font-name="Consolas" fo:font-size="13pt" fo:letter-spacing="normal" fo:font-style="normal" fo:font-weight="normal" style:font-size-asian="13pt" style:font-size-complex="13pt" loext:padding="0cm" loext:border="none"/>
    </style:style>
    <style:style style:name="T48" style:family="text">
      <style:text-properties fo:font-variant="normal" fo:text-transform="none" fo:color="#a67f59" style:font-name="Consolas" fo:font-size="13.5pt" fo:letter-spacing="normal" fo:font-style="normal" fo:font-weight="normal" loext:padding="0cm" loext:border="none"/>
    </style:style>
    <style:style style:name="T49" style:family="text">
      <style:text-properties fo:font-variant="normal" fo:text-transform="none" fo:color="#a67f59" style:font-name="Consolas" fo:font-size="10.5pt" fo:letter-spacing="normal" fo:font-style="normal" fo:font-weight="normal" loext:padding="0cm" loext:border="none"/>
    </style:style>
    <style:style style:name="T50" style:family="text">
      <style:text-properties fo:font-variant="normal" fo:text-transform="none" fo:color="#a67f59" style:font-name="Consolas" fo:letter-spacing="normal" fo:font-style="normal" fo:font-weight="normal" loext:padding="0cm" loext:border="none"/>
    </style:style>
    <style:style style:name="T51" style:family="text">
      <style:text-properties fo:font-variant="normal" fo:text-transform="none" fo:color="#a67f59" style:font-name="Consolas" fo:font-size="13pt" fo:letter-spacing="normal" fo:font-style="normal" fo:font-weight="normal" style:font-size-asian="13pt" style:font-size-complex="13pt" loext:padding="0cm" loext:border="none"/>
    </style:style>
    <style:style style:name="T52" style:family="text">
      <style:text-properties fo:font-variant="normal" fo:text-transform="none" fo:color="#669900" style:font-name="Consolas" fo:font-size="13.5pt" fo:letter-spacing="normal" fo:font-style="normal" fo:font-weight="normal" loext:padding="0cm" loext:border="none"/>
    </style:style>
    <style:style style:name="T53" style:family="text">
      <style:text-properties fo:font-variant="normal" fo:text-transform="none" fo:color="#990055" style:font-name="Consolas" fo:font-size="13.5pt" fo:letter-spacing="normal" fo:font-style="normal" fo:font-weight="normal" loext:padding="0cm" loext:border="none"/>
    </style:style>
    <style:style style:name="T54" style:family="text">
      <style:text-properties fo:font-variant="normal" fo:text-transform="none" fo:color="#990055" style:font-name="Consolas" fo:font-size="10.5pt" fo:letter-spacing="normal" fo:font-style="normal" fo:font-weight="normal" loext:padding="0cm" loext:border="none"/>
    </style:style>
    <style:style style:name="T55" style:family="text">
      <style:text-properties fo:font-variant="normal" fo:text-transform="none" fo:color="#990055" style:font-name="Consolas" fo:letter-spacing="normal" fo:font-style="normal" fo:font-weight="normal" loext:padding="0cm" loext:border="none"/>
    </style:style>
    <style:style style:name="T56" style:family="text">
      <style:text-properties fo:font-variant="normal" fo:text-transform="none" fo:color="#990055" style:font-name="Consolas" fo:font-size="13pt" fo:letter-spacing="normal" fo:font-style="normal" fo:font-weight="normal" style:font-size-asian="13pt" style:font-size-complex="13pt" loext:padding="0cm" loext:border="none"/>
    </style:style>
    <style:style style:name="T57" style:family="text">
      <style:text-properties fo:font-variant="normal" fo:text-transform="none" fo:color="#708090" style:font-name="Consolas" fo:font-size="13.5pt" fo:letter-spacing="normal" fo:font-style="normal" fo:font-weight="normal" loext:padding="0cm" loext:border="none"/>
    </style:style>
    <style:style style:name="T58" style:family="text">
      <style:text-properties fo:font-variant="normal" fo:text-transform="none" fo:color="#708090" style:font-name="Consolas" fo:font-size="10.5pt" fo:letter-spacing="normal" fo:font-style="normal" fo:font-weight="normal" loext:padding="0cm" loext:border="none"/>
    </style:style>
    <style:style style:name="T59" style:family="text">
      <style:text-properties fo:font-variant="normal" fo:text-transform="none" fo:color="#708090" style:font-name="Consolas" fo:letter-spacing="normal" fo:font-style="normal" fo:font-weight="normal" loext:padding="0cm" loext:border="none"/>
    </style:style>
    <style:style style:name="T60" style:family="text">
      <style:text-properties fo:font-variant="normal" fo:text-transform="none" fo:color="#708090" style:font-name="Consolas" fo:font-size="13pt" fo:letter-spacing="normal" fo:font-style="normal" fo:font-weight="normal" style:font-size-asian="13pt" style:font-size-complex="13pt" loext:padding="0cm" loext:border="none"/>
    </style:style>
    <style:style style:name="T61" style:family="text">
      <style:text-properties fo:font-variant="normal" fo:text-transform="none" fo:color="#000000" style:font-name="Open Sans" fo:font-size="10.5pt" fo:letter-spacing="normal" fo:font-style="normal" fo:font-weight="normal"/>
    </style:style>
    <style:style style:name="T62" style:family="text">
      <style:text-properties fo:font-variant="normal" fo:text-transform="none" fo:color="#000000" style:font-name="Open Sans" fo:font-size="10.5pt" fo:letter-spacing="normal" fo:font-style="normal" fo:font-weight="normal" loext:padding="0cm" loext:border="none"/>
    </style:style>
    <style:style style:name="T63" style:family="text">
      <style:text-properties fo:font-variant="normal" fo:text-transform="none" fo:color="#000000" style:font-name="Open Sans" fo:letter-spacing="normal" fo:font-style="normal" fo:font-weight="normal"/>
    </style:style>
    <style:style style:name="T64" style:family="text">
      <style:text-properties fo:font-variant="normal" fo:text-transform="none" fo:color="#000000" style:font-name="Open Sans" fo:letter-spacing="normal" fo:font-style="normal" fo:font-weight="normal" loext:padding="0cm" loext:border="none"/>
    </style:style>
    <style:style style:name="T65" style:family="text">
      <style:text-properties fo:font-variant="normal" fo:text-transform="none" fo:color="#000000" style:font-name="Open Sans" fo:font-size="13pt" fo:letter-spacing="normal" fo:font-style="normal" fo:font-weight="normal" style:font-size-asian="13pt" style:font-size-complex="13pt"/>
    </style:style>
    <style:style style:name="T66" style:family="text">
      <style:text-properties fo:font-variant="normal" fo:text-transform="none" fo:color="#000000" style:font-name="Open Sans" fo:font-size="13pt" fo:letter-spacing="normal" fo:font-style="normal" fo:font-weight="normal" style:font-size-asian="13pt" style:font-size-complex="13pt" loext:padding="0cm" loext:border="none"/>
    </style:style>
    <style:style style:name="T67" style:family="text">
      <style:text-properties style:font-name="Open sans" fo:font-size="13.5pt" fo:font-style="normal" fo:font-weight="bold" loext:padding="0cm" loext:border="none"/>
    </style:style>
    <style:style style:name="T68" style:family="text">
      <style:text-properties style:font-name="Open sans" fo:font-size="13.5pt" fo:font-weight="bold" loext:padding="0cm" loext:border="none"/>
    </style:style>
    <style:style style:name="T69" style:family="text">
      <style:text-properties fo:font-size="13pt" style:font-size-asian="13pt" style:font-size-complex="13pt"/>
    </style:style>
    <style:style style:name="T70" style:family="text">
      <style:text-properties officeooo:rsid="001537a6"/>
    </style:style>
    <style:style style:name="T71" style:family="text">
      <style:text-properties officeooo:rsid="001537a6" style:font-weight-asian="normal" style:font-weight-complex="normal"/>
    </style:style>
    <style:style style:name="T72" style:family="text">
      <style:text-properties fo:font-style="italic" officeooo:rsid="001537a6" style:font-style-asian="italic" style:font-weight-asian="normal" style:font-style-complex="italic"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1">01 - Ciclo de vida dos Session Beans</text:span></text:h>
      <text:p text:style-name="Standard"/>
      <text:p text:style-name="Standard"/>
      <text:p text:style-name="P24"><text:span text:style-name="T19">No último capítulo, vimos como preparar o ambiente e começar a usar os EJBs. Vimos o primeiro tipo de EJB, o Session Bean Stateless. Para configurar uma classe como Session Bean usamos a anotação </text:span><text:span text:style-name="Source_20_Text"><text:span text:style-name="T20">@Stateless</text:span></text:span><text:span text:style-name="T19"> acima da classe. Essa configuração mínima já faz com que o EJB Container tome conta (ou controle) esse objeto.</text:span></text:p>
      <text:p text:style-name="P24"><text:span text:style-name="T19">Nas classes </text:span><text:span text:style-name="Emphasis"><text:span text:style-name="T22">Bean</text:span></text:span><text:span text:style-name="T19"> usamos a anotação </text:span><text:span text:style-name="Source_20_Text"><text:span text:style-name="T20">@Inject</text:span></text:span><text:span text:style-name="T19"> para receber o EJB pronto para ser utilizado. Chamamos de </text:span><text:span text:style-name="Emphasis"><text:span text:style-name="T22">Injeção de dependência</text:span></text:span><text:span text:style-name="T19"> essa forma de receber uma instância.</text:span></text:p>
      <text:p text:style-name="P29">Ao iniciar o servidor podemos ver no console os endereços dos 3 EJB Session Beans que já configuramos.</text:p>
      <text:p text:style-name="P24"><text:span text:style-name="T19">Nesse capítulo vamos aprender mais sobre </text:span><text:span text:style-name="Emphasis"><text:span text:style-name="T22">Ciclo da vida</text:span></text:span><text:span text:style-name="T19"> dos Session Bean. Vamos entender como o EJB Container controla os objetos e como interferir nesse controle quando necessário.</text:span></text:p>
      <text:h text:style-name="P10" text:outline-level="2">Callbacks</text:h>
      <text:p text:style-name="P24"><text:span text:style-name="T19">Vamos voltar à classe </text:span><text:span text:style-name="Source_20_Text"><text:span text:style-name="T20">AutorDao</text:span></text:span><text:span text:style-name="T19"> e adicionar um método que chamaremos </text:span><text:span text:style-name="Source_20_Text"><text:span text:style-name="T20">aposCriacao</text:span></text:span><text:span text:style-name="T19">. Nele faremos um simples </text:span><text:span text:style-name="Emphasis"><text:span text:style-name="T22">syso</text:span></text:span><text:span text:style-name="T19"> para imprimir uma mensagem:</text:span></text:p>
      <text:p text:style-name="P7"><text:span text:style-name="Source_20_Text"><text:span text:style-name="T40">void</text:span></text:span><text:span text:style-name="Source_20_Text"><text:span text:style-name="T28"> aposCriacao</text:span></text:span><text:span text:style-name="Source_20_Text"><text:span text:style-name="T44">()</text:span></text:span><text:span text:style-name="Source_20_Text"><text:span text:style-name="T28"> </text:span></text:span><text:span text:style-name="Source_20_Text"><text:span text:style-name="T44">{</text:span></text:span></text:p>
      <text:p text:style-name="P7"><text:span text:style-name="Source_20_Text"><text:span text:style-name="T32"><text:s text:c="4"/></text:span></text:span><text:span text:style-name="Source_20_Text"><text:span text:style-name="T48">System</text:span></text:span><text:span text:style-name="Source_20_Text"><text:span text:style-name="T44">.</text:span></text:span><text:span text:style-name="Source_20_Text"><text:span text:style-name="T40">out</text:span></text:span><text:span text:style-name="Source_20_Text"><text:span text:style-name="T44">.</text:span></text:span><text:span text:style-name="Source_20_Text"><text:span text:style-name="T28">println</text:span></text:span><text:span text:style-name="Source_20_Text"><text:span text:style-name="T44">(</text:span></text:span><text:span text:style-name="Source_20_Text"><text:span text:style-name="T52">"AutorDao foi criado"</text:span></text:span><text:span text:style-name="Source_20_Text"><text:span text:style-name="T44">);</text:span></text:span></text:p>
      <text:p text:style-name="P7"><text:span text:style-name="Source_20_Text"><text:span text:style-name="T44">}</text:span></text:span></text:p>
      <text:p text:style-name="P24"><text:span text:style-name="T19">Este método não precisa ser público, pois ele não será chamado pela classe </text:span><text:span text:style-name="Source_20_Text"><text:span text:style-name="T20">AutorBean</text:span></text:span><text:span text:style-name="T19">. Basta anotá-lo com </text:span><text:span text:style-name="Source_20_Text"><text:span text:style-name="T20">@PostConstruct</text:span></text:span><text:span text:style-name="T19"> e ele será chamado pelo próprio EJB Container:</text:span></text:p>
      <text:p text:style-name="P7"><text:span text:style-name="Source_20_Text"><text:span text:style-name="T53">@PostConstruct</text:span></text:span></text:p>
      <text:p text:style-name="P7"><text:span text:style-name="Source_20_Text"><text:span text:style-name="T40">void</text:span></text:span><text:span text:style-name="Source_20_Text"><text:span text:style-name="T28"> aposCriacao</text:span></text:span><text:span text:style-name="Source_20_Text"><text:span text:style-name="T44">()</text:span></text:span><text:span text:style-name="Source_20_Text"><text:span text:style-name="T28"> </text:span></text:span><text:span text:style-name="Source_20_Text"><text:span text:style-name="T44">{</text:span></text:span></text:p>
      <text:p text:style-name="P7"><text:span text:style-name="Source_20_Text"><text:span text:style-name="T32"><text:s text:c="4"/></text:span></text:span><text:span text:style-name="Source_20_Text"><text:span text:style-name="T48">System</text:span></text:span><text:span text:style-name="Source_20_Text"><text:span text:style-name="T44">.</text:span></text:span><text:span text:style-name="Source_20_Text"><text:span text:style-name="T40">out</text:span></text:span><text:span text:style-name="Source_20_Text"><text:span text:style-name="T44">.</text:span></text:span><text:span text:style-name="Source_20_Text"><text:span text:style-name="T28">println</text:span></text:span><text:span text:style-name="Source_20_Text"><text:span text:style-name="T44">(</text:span></text:span><text:span text:style-name="Source_20_Text"><text:span text:style-name="T52">"AutorDao foi criado"</text:span></text:span><text:span text:style-name="Source_20_Text"><text:span text:style-name="T44">);</text:span></text:span></text:p>
      <text:p text:style-name="P7"><text:span text:style-name="Source_20_Text"><text:span text:style-name="T44">}</text:span></text:span></text:p>
      <text:p text:style-name="P24"><text:span text:style-name="T19">Assim que o Container cria e inicializa o Session Bean, o método </text:span><text:span text:style-name="Source_20_Text"><text:span text:style-name="T20">aposCriacao</text:span></text:span><text:span text:style-name="T19"> é executado. Esse tipo de método ligado ao ciclo de vida do Session Bean também é chamado de </text:span><text:span text:style-name="Emphasis"><text:span text:style-name="T22">Callback</text:span></text:span><text:span text:style-name="T19">.</text:span></text:p>
      <text:p text:style-name="P30"><text:soft-page-break/><draw:frame draw:style-name="fr1" draw:name="Figura1" text:anchor-type="as-char" svg:width="1.997cm" svg:height="0.998cm" draw:z-index="0"><draw:image xlink:href="https://s3.amazonaws.com/caelum-online-public/ejb/ejb-cap2-postconstruct.png" xlink:type="simple" xlink:show="embed" xlink:actuate="onLoad"/></draw:frame></text:p>
      <text:p text:style-name="P29">Vamos testar a funcionalidade e publicar a aplicação. Assim que o servidor recarregá-la, vamos limpar o console e chamá-la pela interface.</text:p>
      <text:p text:style-name="P24"><text:span text:style-name="T19">Ao acessar a URI pelo navegador e passar pela tela de login, podemos ver que o </text:span><text:span text:style-name="Emphasis"><text:span text:style-name="T22">combobox</text:span></text:span><text:span text:style-name="T19"> com os autores está populado, ou seja, o </text:span><text:span text:style-name="Emphasis"><text:span text:style-name="T22">EJB Container</text:span></text:span><text:span text:style-name="T19"> já criou o </text:span><text:span text:style-name="Source_20_Text"><text:span text:style-name="T20">AutorBean</text:span></text:span><text:span text:style-name="T19">. Isso fica claro no console do Eclipse. Repare que aparece a saída </text:span><text:span text:style-name="Emphasis"><text:span text:style-name="T22">AutorDao foi criado</text:span></text:span><text:span text:style-name="T19">. O EJB Container instanciou o Session Bean e chamou o método </text:span><text:span text:style-name="Emphasis"><text:span text:style-name="T22">callback</text:span></text:span><text:span text:style-name="T19">.</text:span></text:p>
      <text:h text:style-name="P10" text:outline-level="2">Thread safety</text:h>
      <text:p text:style-name="P24"><text:span text:style-name="T19">Vamos testar mais um pouco a aplicação e acessar pela interface web a página dos autores, navegando entre as abas. Muito bem. Voltando ao Eclipse, podemos ver no console que continua apenas uma saída do nosso método </text:span><text:span text:style-name="Emphasis"><text:span text:style-name="T22">callback</text:span></text:span><text:span text:style-name="T19">. Isso significa que apenas um Session Bean foi criado, já que o container sempre chama o callback na criação.</text:span></text:p>
      <text:p text:style-name="P24"><text:span text:style-name="T19">Vamos testar isso melhor e simular um pouco a execução lenta do método </text:span><text:span text:style-name="Source_20_Text"><text:span text:style-name="T20">salva</text:span></text:span><text:span text:style-name="T19"> no </text:span><text:span text:style-name="Source_20_Text"><text:span text:style-name="T20">AutorDao</text:span></text:span><text:span text:style-name="T19">.</text:span></text:p>
      <text:p text:style-name="P24"><text:span text:style-name="T19">Primeiro colocaremos um </text:span><text:span text:style-name="Source_20_Text"><text:span text:style-name="T20">Syso</text:span></text:span><text:span text:style-name="T19"> no inicio do método e um </text:span><text:span text:style-name="Source_20_Text"><text:span text:style-name="T20">Syso</text:span></text:span><text:span text:style-name="T19"> no final do método para saber quando a execução começou e quando terminou.</text:span></text:p>
      <text:p text:style-name="P24"><text:span text:style-name="T19">Segundo, vamos travar a execução da </text:span><text:span text:style-name="Emphasis"><text:span text:style-name="T22">thread</text:span></text:span><text:span text:style-name="T19"> atual usando o comando </text:span><text:span text:style-name="Source_20_Text"><text:span text:style-name="T20">Thread.sleep(..)</text:span></text:span><text:span text:style-name="T19">. No nosso exemplo, o </text:span><text:span text:style-name="Emphasis"><text:span text:style-name="T22">thread</text:span></text:span><text:span text:style-name="T19"> atual vai dormir por 20 segundos. O método </text:span><text:span text:style-name="Source_20_Text"><text:span text:style-name="T20">sleep(..)</text:span></text:span><text:span text:style-name="T19"> exige um tratamento de erro, por isso é preciso fazer um </text:span><text:span text:style-name="Source_20_Text"><text:span text:style-name="T20">try-catch</text:span></text:span><text:span text:style-name="T19"> e podemos gerá-lo pelo Eclipse. Pronto.</text:span></text:p>
      <text:p text:style-name="P24"><text:span text:style-name="T19">Depois da alteração, faremos o </text:span><text:span text:style-name="Source_20_Text"><text:span text:style-name="T20">publish</text:span></text:span><text:span text:style-name="T19"> obrigatório para recarregar a aplicação. Depois de ter limpado o console, vamos acessar a aplicação web pelo navegador. Logo após login, vamos para a página de autores para cadastrar um autor.</text:span></text:p>
      <text:p text:style-name="P24"><text:span text:style-name="T19">Ao salvar, podemos perceber que o nome do autor não aparece imediatamente na lista de autores abaixo. Isso acontece, pois a thread para salvar o autor ainda está em execução. Travamos por 20 segundos. Repare no console que o </text:span><text:span text:style-name="Source_20_Text"><text:span text:style-name="T20">AutorDao</text:span></text:span><text:span text:style-name="T19"> foi criado e o método </text:span><text:span text:style-name="Source_20_Text"><text:span text:style-name="T20">salva()</text:span></text:span><text:span text:style-name="T19">, que está sendo executado, não terminou ainda.</text:span></text:p>
      <text:p text:style-name="P24"><text:soft-page-break/><text:span text:style-name="T19">Vamos rapidamente abrir uma nova aba e recarregar a aplicação para cadastrar mais um autor. Ao salvar novamente a thread parou, mas podemos observar no console que mais um </text:span><text:span text:style-name="Source_20_Text"><text:span text:style-name="T20">AutorDao</text:span></text:span><text:span text:style-name="T19"> foi criado, pois apareceu a saída do callback. Ou seja, como o primeiro objeto Session Bean estava em uso, o EJB Container decidiu criar mais um para atender a chamada. Só depois, quando os 20s passaram, aparece a última mensagem no console e consequentemente o autor é listado na interface.</text:span></text:p>
      <text:p text:style-name="P24"><text:span text:style-name="T19">Esse pequeno exemplo mostrou que um Session Bean não é compartilhado entre </text:span><text:span text:style-name="Emphasis"><text:span text:style-name="T22">Threads</text:span></text:span><text:span text:style-name="T19">. Apenas uma thread pode usar o nosso </text:span><text:span text:style-name="Source_20_Text"><text:span text:style-name="T20">AutorDao</text:span></text:span><text:span text:style-name="T19"> ao mesmo tempo. Um Session Bean é automaticamente </text:span><text:span text:style-name="Emphasis"><text:span text:style-name="T22">Thread safe</text:span></text:span><text:span text:style-name="T19">. </text:span><text:span text:style-name="Emphasis"><text:span text:style-name="T22">Thread safety</text:span></text:span><text:span text:style-name="T19"> é um dos serviços que ganhamos de graça ao usarmos EJBs.</text:span></text:p>
      <text:p text:style-name="P30"><draw:frame draw:style-name="fr1" draw:name="Figura2" text:anchor-type="as-char" svg:width="1.997cm" svg:height="0.998cm" draw:z-index="1"><draw:image xlink:href="https://s3.amazonaws.com/caelum-online-public/ejb/ejb-cap2-threadsafe.png" xlink:type="simple" xlink:show="embed" xlink:actuate="onLoad"/></draw:frame></text:p>
      <text:h text:style-name="P10" text:outline-level="2">Pool de Objetos</text:h>
      <text:p text:style-name="P24"><text:span text:style-name="T19">Vimos que o </text:span><text:span text:style-name="Emphasis"><text:span text:style-name="T22">EJB Container</text:span></text:span><text:span text:style-name="T19"> criou um segundo objeto do tipo </text:span><text:span text:style-name="Source_20_Text"><text:span text:style-name="T20">AutorDao</text:span></text:span><text:span text:style-name="T19">, pois o primeiro estava sendo usado. </text:span><text:span text:style-name="Emphasis"><text:span text:style-name="T22">EJB Container</text:span></text:span><text:span text:style-name="T19"> fez isso para melhorar o desempenho, já que o </text:span><text:span text:style-name="Emphasis"><text:span text:style-name="T22">Sesson Bean</text:span></text:span><text:span text:style-name="T19"> não é compartilhado.</text:span></text:p>
      <text:p text:style-name="P24"><text:span text:style-name="T19">A pergunta é, quantos objetos o </text:span><text:span text:style-name="Emphasis"><text:span text:style-name="T22">EJB Container</text:span></text:span><text:span text:style-name="T19"> serão criados? Se eu tiver 100 </text:span><text:span text:style-name="Emphasis"><text:span text:style-name="T22">threads</text:span></text:span><text:span text:style-name="T19"> ao mesmo tempo, 100 objetos </text:span><text:span text:style-name="Source_20_Text"><text:span text:style-name="T20">AutorDao</text:span></text:span><text:span text:style-name="T19"> serão criados em memória?</text:span></text:p>
      <text:p text:style-name="P30"><draw:frame draw:style-name="fr1" draw:name="Figura3" text:anchor-type="as-char" svg:width="15.875cm" svg:height="0.998cm" draw:z-index="2"><draw:image xlink:href="https://s3.amazonaws.com/caelum-online-public/ejb/ejb-cap2-sem-pool.png" xlink:type="simple" xlink:show="embed" xlink:actuate="onLoad"/></draw:frame></text:p>
      <text:p text:style-name="P24"><text:span text:style-name="T19">O </text:span><text:span text:style-name="Emphasis"><text:span text:style-name="T22">EJB Container</text:span></text:span><text:span text:style-name="T19"> automaticamente fornece um </text:span><text:span text:style-name="Emphasis"><text:span text:style-name="T22">pool</text:span></text:span><text:span text:style-name="T19"> de objetos que gerencia a quantidade do </text:span><text:span text:style-name="Emphasis"><text:span text:style-name="T22">Session Beans</text:span></text:span><text:span text:style-name="T19">. A configuração desse </text:span><text:span text:style-name="Emphasis"><text:span text:style-name="T22">pool</text:span></text:span><text:span text:style-name="T19"> se encontra no arquivo de configuração do </text:span><text:span text:style-name="Strong_20_Emphasis"><text:span text:style-name="T22">JBoss AS</text:span></text:span><text:span text:style-name="T19">, ou seja, é totalmente específico.</text:span></text:p>
      <text:p text:style-name="P30"><draw:frame draw:style-name="fr1" draw:name="Figura4" text:anchor-type="as-char" svg:width="1.997cm" svg:height="0.998cm" draw:z-index="3"><draw:image xlink:href="https://s3.amazonaws.com/caelum-online-public/ejb/ejb-cap2-pool-objetos.png" xlink:type="simple" xlink:show="embed" xlink:actuate="onLoad"/></draw:frame></text:p>
      <text:p text:style-name="P24"><text:span text:style-name="T19">Vamos abrir o arquivo </text:span><text:span text:style-name="Source_20_Text"><text:span text:style-name="T20">standalone.xml</text:span></text:span><text:span text:style-name="T19"> da pasta de </text:span><text:span text:style-name="Source_20_Text"><text:span text:style-name="T20">standalone/configuration</text:span></text:span><text:span text:style-name="T19">. Nele procuraremos o elemento </text:span><text:span text:style-name="Source_20_Text"><text:span text:style-name="T20">&lt;pools&gt;</text:span></text:span><text:span text:style-name="T19">. Dentro desse elemento, encontraremos a configuração do </text:span><text:span text:style-name="Emphasis"><text:span text:style-name="T22">pool</text:span></text:span><text:span text:style-name="T19">para </text:span><text:span text:style-name="Emphasis"><text:span text:style-name="T22">session beans</text:span></text:span><text:span text:style-name="T19">. Repare o atributo </text:span><text:span text:style-name="Source_20_Text"><text:span text:style-name="T20">max-pool-size</text:span></text:span><text:span text:style-name="T19"> que define a quantidade de objetos no </text:span><text:span text:style-name="Emphasis"><text:span text:style-name="T22">pool</text:span></text:span><text:span text:style-name="T19">. No nosso caso são 20 instancias.</text:span></text:p>
      <text:p text:style-name="P7"><text:span text:style-name="Source_20_Text"><text:span text:style-name="T53">&lt;pools&gt;</text:span></text:span></text:p>
      <text:p text:style-name="P7"><text:soft-page-break/><text:span text:style-name="Source_20_Text"><text:span text:style-name="T32"><text:s text:c="9"/></text:span></text:span><text:span text:style-name="Source_20_Text"><text:span text:style-name="T53">&lt;bean-instance-pools&gt;</text:span></text:span></text:p>
      <text:p text:style-name="P7"><text:span text:style-name="Source_20_Text"><text:span text:style-name="T32"><text:s text:c="15"/></text:span></text:span><text:span text:style-name="Source_20_Text"><text:span text:style-name="T53">&lt;strict-max-pool</text:span></text:span><text:span text:style-name="Source_20_Text"><text:span text:style-name="T28"> </text:span></text:span><text:span text:style-name="Source_20_Text"><text:span text:style-name="T52">name</text:span></text:span><text:span text:style-name="Source_20_Text"><text:span text:style-name="T44">=</text:span></text:span><text:span text:style-name="Source_20_Text"><text:span text:style-name="T40">"slsb-strict-max-pool"</text:span></text:span><text:span text:style-name="Source_20_Text"><text:span text:style-name="T28"> </text:span></text:span><text:span text:style-name="Source_20_Text"><text:span text:style-name="T52">max-pool-size</text:span></text:span><text:span text:style-name="Source_20_Text"><text:span text:style-name="T44">=</text:span></text:span><text:span text:style-name="Source_20_Text"><text:span text:style-name="T40">"20"</text:span></text:span><text:span text:style-name="Source_20_Text"><text:span text:style-name="T28"> </text:span></text:span><text:span text:style-name="Source_20_Text"><text:span text:style-name="T52">instance-acquisition-timeout</text:span></text:span><text:span text:style-name="Source_20_Text"><text:span text:style-name="T44">=</text:span></text:span><text:span text:style-name="Source_20_Text"><text:span text:style-name="T40">"5"</text:span></text:span><text:span text:style-name="Source_20_Text"><text:span text:style-name="T28"> </text:span></text:span><text:span text:style-name="Source_20_Text"><text:span text:style-name="T52">instance-acquisition-timeout-unit</text:span></text:span><text:span text:style-name="Source_20_Text"><text:span text:style-name="T44">=</text:span></text:span><text:span text:style-name="Source_20_Text"><text:span text:style-name="T40">"MINUTES"</text:span></text:span><text:span text:style-name="Source_20_Text"><text:span text:style-name="T53">/&gt;</text:span></text:span></text:p>
      <text:p text:style-name="P7"><text:span text:style-name="Source_20_Text"><text:span text:style-name="T32"><text:s text:c="15"/></text:span></text:span><text:span text:style-name="Source_20_Text"><text:span text:style-name="T57">&lt;!-- outros elementos omitidos --&gt;</text:span></text:span></text:p>
      <text:p text:style-name="P7"><text:span text:style-name="Source_20_Text"><text:span text:style-name="T32"><text:s text:c="9"/></text:span></text:span><text:span text:style-name="Source_20_Text"><text:span text:style-name="T53">&lt;/bean-instance-pools&gt;</text:span></text:span></text:p>
      <text:p text:style-name="P7"><text:span text:style-name="Source_20_Text"><text:span text:style-name="T53">&lt;/pools&gt;</text:span></text:span></text:p>
      <text:p text:style-name="P24"><text:span text:style-name="T19">Vamos fazer um teste e configurar o </text:span><text:span text:style-name="Emphasis"><text:span text:style-name="T22">pool</text:span></text:span><text:span text:style-name="T19"> com apenas 1 instancia. Basta colocar o valor no atributo </text:span><text:span text:style-name="Source_20_Text"><text:span text:style-name="T20">max-pool-size</text:span></text:span><text:span text:style-name="T19">. Como alteramos o arquivo principal de configuração é necessário reiniciar o servidor. No final limparemos o console para acompanhar melhor o trabalho do </text:span><text:span text:style-name="Emphasis"><text:span text:style-name="T22">EJB Container</text:span></text:span><text:span text:style-name="T19">.</text:span></text:p>
      <text:p text:style-name="P7"><text:span text:style-name="Source_20_Text"><text:span text:style-name="T53">&lt;pools&gt;</text:span></text:span></text:p>
      <text:p text:style-name="P7"><text:span text:style-name="Source_20_Text"><text:span text:style-name="T32"><text:s text:c="9"/></text:span></text:span><text:span text:style-name="Source_20_Text"><text:span text:style-name="T53">&lt;bean-instance-pools&gt;</text:span></text:span></text:p>
      <text:p text:style-name="P7"><text:span text:style-name="Source_20_Text"><text:span text:style-name="T32"><text:s text:c="15"/></text:span></text:span><text:span text:style-name="Source_20_Text"><text:span text:style-name="T53">&lt;strict-max-pool</text:span></text:span><text:span text:style-name="Source_20_Text"><text:span text:style-name="T28"> </text:span></text:span><text:span text:style-name="Source_20_Text"><text:span text:style-name="T52">name</text:span></text:span><text:span text:style-name="Source_20_Text"><text:span text:style-name="T44">=</text:span></text:span><text:span text:style-name="Source_20_Text"><text:span text:style-name="T40">"slsb-strict-max-pool"</text:span></text:span><text:span text:style-name="Source_20_Text"><text:span text:style-name="T28"> </text:span></text:span><text:span text:style-name="Source_20_Text"><text:span text:style-name="T52">max-pool-size</text:span></text:span><text:span text:style-name="Source_20_Text"><text:span text:style-name="T44">=</text:span></text:span><text:span text:style-name="Source_20_Text"><text:span text:style-name="T40">"1"</text:span></text:span><text:span text:style-name="Source_20_Text"><text:span text:style-name="T28"> </text:span></text:span><text:span text:style-name="Source_20_Text"><text:span text:style-name="T52">instance-acquisition-timeout</text:span></text:span><text:span text:style-name="Source_20_Text"><text:span text:style-name="T44">=</text:span></text:span><text:span text:style-name="Source_20_Text"><text:span text:style-name="T40">"5"</text:span></text:span><text:span text:style-name="Source_20_Text"><text:span text:style-name="T28"> </text:span></text:span><text:span text:style-name="Source_20_Text"><text:span text:style-name="T52">instance-acquisition-timeout-unit</text:span></text:span><text:span text:style-name="Source_20_Text"><text:span text:style-name="T44">=</text:span></text:span><text:span text:style-name="Source_20_Text"><text:span text:style-name="T40">"MINUTES"</text:span></text:span><text:span text:style-name="Source_20_Text"><text:span text:style-name="T53">/&gt;</text:span></text:span></text:p>
      <text:p text:style-name="P7"><text:span text:style-name="Source_20_Text"><text:span text:style-name="T32"><text:s text:c="15"/></text:span></text:span><text:span text:style-name="Source_20_Text"><text:span text:style-name="T57">&lt;!-- outros elementos omitidos --&gt;</text:span></text:span></text:p>
      <text:p text:style-name="P7"><text:span text:style-name="Source_20_Text"><text:span text:style-name="T32"><text:s text:c="9"/></text:span></text:span><text:span text:style-name="Source_20_Text"><text:span text:style-name="T53">&lt;/bean-instance-pools&gt;</text:span></text:span></text:p>
      <text:p text:style-name="P7"><text:span text:style-name="Source_20_Text"><text:span text:style-name="T53">&lt;/pools&gt;</text:span></text:span></text:p>
      <text:p text:style-name="P24"><text:span text:style-name="T19">Vamos fazer o mesmo teste, ou seja, acessar a nossa aplicação através de duas abas, simulando duas ações de usuário executado ao mesmo tempo. Após ter feito o login, vamos para a aba </text:span><text:span text:style-name="Strong_20_Emphasis"><text:span text:style-name="T22">autores</text:span></text:span><text:span text:style-name="T19">. Não podemos esquecer de atualizar a outra aba também. Quando estiver pronto podemos salvar o primeiro autor.</text:span></text:p>
      <text:p text:style-name="P24"><text:span text:style-name="T19">No console, aparecem as mensagens do </text:span><text:span text:style-name="Emphasis"><text:span text:style-name="T22">callback</text:span></text:span><text:span text:style-name="T19"> e do método </text:span><text:span text:style-name="Source_20_Text"><text:span text:style-name="T20">salva(...)</text:span></text:span><text:span text:style-name="T19">. Até aqui tudo igual. Vamos para a segunda aba para salvar um outro autor. Ao salvar e analisar o console </text:span><text:span text:style-name="Strong_20_Emphasis"><text:span text:style-name="T22">NÃO</text:span></text:span><text:span text:style-name="T19"> aparece a mensagem do </text:span><text:span text:style-name="Emphasis"><text:span text:style-name="T22">callback</text:span></text:span><text:span text:style-name="T19">. Isso faz sentido, pois configuramos para que exista apenas um objeto </text:span><text:span text:style-name="Source_20_Text"><text:span text:style-name="T20">AutorDao</text:span></text:span><text:span text:style-name="T19">. Enquanto a primeira ação não finalizar, não é possível acessar esse objeto, pois, como já mencionamos, os </text:span><text:span text:style-name="Emphasis"><text:span text:style-name="T22">Session Beans</text:span></text:span><text:span text:style-name="T19"> são </text:span><text:span text:style-name="Emphasis"><text:span text:style-name="T22">thread safe</text:span></text:span><text:span text:style-name="T19">. Repare que o console mostra que na execução foi um depois do outro, já que existe apenas um objeto do tipo </text:span><text:span text:style-name="Source_20_Text"><text:span text:style-name="T20">AutorDao</text:span></text:span><text:span text:style-name="T19"> em memória.</text:span></text:p>
      <text:p text:style-name="P24"><text:soft-page-break/><text:span text:style-name="T19">Repare que a configuração do tamanho do </text:span><text:span text:style-name="Emphasis"><text:span text:style-name="T22">pool</text:span></text:span><text:span text:style-name="T19"> influencia diretamente na escalabilidade da aplicação. Ter apenas um objeto </text:span><text:span text:style-name="Source_20_Text"><text:span text:style-name="T20">AutorDao</text:span></text:span><text:span text:style-name="T19"> em memória significa que só podemos atender um chamado por vez. Por isso faz sentido, para objeto DAO, aumentar a quantidade de objetos no </text:span><text:span text:style-name="Emphasis"><text:span text:style-name="T22">pool</text:span></text:span><text:span text:style-name="T19">.</text:span></text:p>
      <text:p text:style-name="P24"><text:span text:style-name="T19">Por fim, vamos desfazer a alteração no arquivo </text:span><text:span text:style-name="Source_20_Text"><text:span text:style-name="T20">standalone.xml</text:span></text:span><text:span text:style-name="T19"> e configurar novamente 20 instancias no </text:span><text:span text:style-name="Emphasis"><text:span text:style-name="T22">pool</text:span></text:span><text:span text:style-name="T19">. Como mexemos no xml, não podemos esquecer de reiniciar o servidor. No método </text:span><text:span text:style-name="Source_20_Text"><text:span text:style-name="T20">salva(..)</text:span></text:span><text:span text:style-name="T19"> também vamos comentar o código que mandou o </text:span><text:span text:style-name="Source_20_Text"><text:span text:style-name="T20">Thread</text:span></text:span><text:span text:style-name="T19"> atual dormir. Pronto.</text:span></text:p>
      <text:h text:style-name="P10" text:outline-level="2">Singleton Beans</text:h>
      <text:p text:style-name="P24"><text:span text:style-name="T19">Já aprendemos como configurar as classes DAOs, agora vamos atacar a classe </text:span><text:span text:style-name="Source_20_Text"><text:span text:style-name="T20">Banco</text:span></text:span><text:span text:style-name="T19">. O </text:span><text:span text:style-name="Source_20_Text"><text:span text:style-name="T20">Banco</text:span></text:span><text:span text:style-name="T19">ainda não é um </text:span><text:span text:style-name="Emphasis"><text:span text:style-name="T22">EJB Session Bean</text:span></text:span><text:span text:style-name="T19">. Podemos facilmente mudar isso e colocar a anotação </text:span><text:span text:style-name="Source_20_Text"><text:span text:style-name="T20">@Stateless</text:span></text:span><text:span text:style-name="T19"> em cima da classe como vimos nos exemplos anteriores</text:span></text:p>
      <text:p text:style-name="P7"><text:span text:style-name="Source_20_Text"><text:span text:style-name="T53">@Stateless</text:span></text:span></text:p>
      <text:p text:style-name="P7"><text:span text:style-name="Source_20_Text"><text:span text:style-name="T40">public</text:span></text:span><text:span text:style-name="Source_20_Text"><text:span text:style-name="T28"> </text:span></text:span><text:span text:style-name="Source_20_Text"><text:span text:style-name="T40">class</text:span></text:span><text:span text:style-name="Source_20_Text"><text:span text:style-name="T28"> </text:span></text:span><text:span text:style-name="Source_20_Text"><text:span text:style-name="T48">Banco</text:span></text:span><text:span text:style-name="Source_20_Text"><text:span text:style-name="T28"> </text:span></text:span><text:span text:style-name="Source_20_Text"><text:span text:style-name="T44">{</text:span></text:span></text:p>
      <text:p text:style-name="P24"><text:span text:style-name="T19">E, por exemplo, no </text:span><text:span text:style-name="Source_20_Text"><text:span text:style-name="T20">AutorDao</text:span></text:span><text:span text:style-name="T19">, vamos injetar o banco. Para tal, não devemos instanciar o </text:span><text:span text:style-name="Source_20_Text"><text:span text:style-name="T20">Banco</text:span></text:span><text:span text:style-name="T19"> e sim, usar a anotação </text:span><text:span text:style-name="Source_20_Text"><text:span text:style-name="T20">@Inject</text:span></text:span><text:span text:style-name="T19">:</text:span></text:p>
      <text:p text:style-name="P7"><text:span text:style-name="Source_20_Text"><text:span text:style-name="T53">@Inject</text:span></text:span></text:p>
      <text:p text:style-name="P7"><text:span text:style-name="Source_20_Text"><text:span text:style-name="T40">private</text:span></text:span><text:span text:style-name="Source_20_Text"><text:span text:style-name="T28"> </text:span></text:span><text:span text:style-name="Source_20_Text"><text:span text:style-name="T48">Banco</text:span></text:span><text:span text:style-name="Source_20_Text"><text:span text:style-name="T28"> banco</text:span></text:span><text:span text:style-name="Source_20_Text"><text:span text:style-name="T44">;</text:span></text:span></text:p>
      <text:p text:style-name="P24"><text:span text:style-name="T19">Voltando para classe </text:span><text:span text:style-name="Source_20_Text"><text:span text:style-name="T20">Banco</text:span></text:span><text:span text:style-name="T19">, vimos, no exemplo anterior, que existe um </text:span><text:span text:style-name="Emphasis"><text:span text:style-name="T22">pool</text:span></text:span><text:span text:style-name="T19"> de objetos para </text:span><text:span text:style-name="Emphasis"><text:span text:style-name="T22">Session Beans</text:span></text:span><text:span text:style-name="T19">. Ou seja, como o </text:span><text:span text:style-name="Source_20_Text"><text:span text:style-name="T20">Banco</text:span></text:span><text:span text:style-name="T19"> é um </text:span><text:span text:style-name="Emphasis"><text:span text:style-name="T22">Session Bean</text:span></text:span><text:span text:style-name="T19">, teremos, no máximo, 20 instancias em memória.</text:span></text:p>
      <text:p text:style-name="P29">Nesse caso pode surgir a pergunta, faz sentido ter todas essas instancias dessa classe? Claro que não! Apesar do fato de que essa classe só existe para simular um banco de dados, não faz sentido nenhum ter mais do que um objeto dessa classe. É preciso ter apenas um único objeto para simular o banco.</text:p>
      <text:p text:style-name="P24"><text:span text:style-name="T19">Felizmente podemos configurar isso sem mexer na configuração XML do JBoss AS. Basta usar a anotação </text:span><text:span text:style-name="Source_20_Text"><text:span text:style-name="T20">@Singleton</text:span></text:span><text:span text:style-name="T19">:</text:span></text:p>
      <text:p text:style-name="P7"><text:span text:style-name="Source_20_Text"><text:span text:style-name="T53">@Singleton</text:span></text:span><text:span text:style-name="Source_20_Text"><text:span text:style-name="T28"> <text:s/></text:span></text:span><text:span text:style-name="Source_20_Text"><text:span text:style-name="T57">// do package javax.ejb</text:span></text:span></text:p>
      <text:p text:style-name="P7"><text:span text:style-name="Source_20_Text"><text:span text:style-name="T40">public</text:span></text:span><text:span text:style-name="Source_20_Text"><text:span text:style-name="T28"> </text:span></text:span><text:span text:style-name="Source_20_Text"><text:span text:style-name="T40">class</text:span></text:span><text:span text:style-name="Source_20_Text"><text:span text:style-name="T28"> </text:span></text:span><text:span text:style-name="Source_20_Text"><text:span text:style-name="T48">Banco</text:span></text:span><text:span text:style-name="Source_20_Text"><text:span text:style-name="T28"> </text:span></text:span><text:span text:style-name="Source_20_Text"><text:span text:style-name="T44">{</text:span></text:span></text:p>
      <text:p text:style-name="P24"><text:soft-page-break/><text:span text:style-name="T19">Para ter certeza que não existem mais instâncias, vamos fazer o mesmo teste. Na classe </text:span><text:span text:style-name="Source_20_Text"><text:span text:style-name="T20">Banco</text:span></text:span><text:span text:style-name="T19">adicionaremos um método de </text:span><text:span text:style-name="Emphasis"><text:span text:style-name="T22">callback</text:span></text:span><text:span text:style-name="T19"> usando a anotação </text:span><text:span text:style-name="Source_20_Text"><text:span text:style-name="T20">@PostConstruct</text:span></text:span><text:span text:style-name="T19">:</text:span></text:p>
      <text:p text:style-name="P7"><text:span text:style-name="Source_20_Text"><text:span text:style-name="T53">@PostConstruct</text:span></text:span></text:p>
      <text:p text:style-name="P7"><text:span text:style-name="Source_20_Text"><text:span text:style-name="T40">void</text:span></text:span><text:span text:style-name="Source_20_Text"><text:span text:style-name="T28"> aposCriacao</text:span></text:span><text:span text:style-name="Source_20_Text"><text:span text:style-name="T44">()</text:span></text:span><text:span text:style-name="Source_20_Text"><text:span text:style-name="T28"> </text:span></text:span><text:span text:style-name="Source_20_Text"><text:span text:style-name="T44">{</text:span></text:span></text:p>
      <text:p text:style-name="P7"><text:span text:style-name="Source_20_Text"><text:span text:style-name="T32"><text:s text:c="4"/></text:span></text:span><text:span text:style-name="Source_20_Text"><text:span text:style-name="T48">System</text:span></text:span><text:span text:style-name="Source_20_Text"><text:span text:style-name="T44">.</text:span></text:span><text:span text:style-name="Source_20_Text"><text:span text:style-name="T40">out</text:span></text:span><text:span text:style-name="Source_20_Text"><text:span text:style-name="T44">.</text:span></text:span><text:span text:style-name="Source_20_Text"><text:span text:style-name="T28">println</text:span></text:span><text:span text:style-name="Source_20_Text"><text:span text:style-name="T44">(</text:span></text:span><text:span text:style-name="Source_20_Text"><text:span text:style-name="T52">"acabou de criar o Banco"</text:span></text:span><text:span text:style-name="Source_20_Text"><text:span text:style-name="T44">);</text:span></text:span></text:p>
      <text:p text:style-name="P7"><text:span text:style-name="Source_20_Text"><text:span text:style-name="T44">}</text:span></text:span></text:p>
      <text:p text:style-name="P24"><text:span text:style-name="T19">Se tudo estiver configurado, podemos iniciar o JBoss AS para testar a aplicação com o novo </text:span><text:span text:style-name="Emphasis"><text:span text:style-name="T22">Singleton Session Bean</text:span></text:span><text:span text:style-name="T19">. Na saída do console, podemos ver que o </text:span><text:span text:style-name="Emphasis"><text:span text:style-name="T22">EJB Container</text:span></text:span><text:span text:style-name="T19"> já entrou e carregou o </text:span><text:span text:style-name="Source_20_Text"><text:span text:style-name="T20">Banco</text:span></text:span><text:span text:style-name="T19">. Repare que existe uma saída parecida com a dos outros </text:span><text:span text:style-name="Emphasis"><text:span text:style-name="T22">Session Beans</text:span></text:span><text:span text:style-name="T19">.</text:span></text:p>
      <text:p text:style-name="P24"><text:span text:style-name="T19">Só falta limpar o console e acessar a interface web. Após o login, o conteúdo de ambos os </text:span><text:span text:style-name="Emphasis"><text:span text:style-name="T22">callbacks</text:span></text:span><text:span text:style-name="T19"> é impresso no console; aquele do </text:span><text:span text:style-name="Source_20_Text"><text:span text:style-name="T20">AutorDao</text:span></text:span><text:span text:style-name="T19"> e esse novo do </text:span><text:span text:style-name="Source_20_Text"><text:span text:style-name="T20">Banco</text:span></text:span><text:span text:style-name="T19">.</text:span></text:p>
      <text:p text:style-name="P24"><text:span text:style-name="T19">Vamos cadastrar uma vez um Autor pela interface para verificar se realmente existe uma única instancia do Banco. Como esperado, o console indica que o </text:span><text:span text:style-name="Emphasis"><text:span text:style-name="T22">callback</text:span></text:span><text:span text:style-name="T19"> foi só uma vez.</text:span></text:p>
      <text:h text:style-name="P10" text:outline-level="2">Eager Initialization</text:h>
      <text:p text:style-name="P24"><text:span text:style-name="Emphasis"><text:span text:style-name="T22">Session Beans</text:span></text:span><text:span text:style-name="T19"> do tipo </text:span><text:span text:style-name="Emphasis"><text:span text:style-name="T22">Singleton</text:span></text:span><text:span text:style-name="T19"> são tipicamente usados para inicializar alguma configuração ou agendar algum serviço. Fazer isso só faz sentido no inicio da aplicação, ou seja, quando o JBoss AS carrega a aplicação e já queremos que o </text:span><text:span text:style-name="Emphasis"><text:span text:style-name="T22">Session Bean</text:span></text:span><text:span text:style-name="T19"> seja criado para carregar todas as configurações.</text:span></text:p>
      <text:p text:style-name="P24"><text:span text:style-name="T19">Por padrão um EJB é carregado sob demanda (</text:span><text:span text:style-name="Emphasis"><text:span text:style-name="T22">lazy</text:span></text:span><text:span text:style-name="T19">), mas através da anotação </text:span><text:span text:style-name="Source_20_Text"><text:span text:style-name="T20">@Startup</text:span></text:span><text:span text:style-name="T19"> podemos definir que queremos usar o </text:span><text:span text:style-name="Emphasis"><text:span text:style-name="T22">Singleton Bean</text:span></text:span><text:span text:style-name="T19"> desde o início da aplicação:</text:span></text:p>
      <text:p text:style-name="P7"><text:span text:style-name="Source_20_Text"><text:span text:style-name="T53">@Singleton</text:span></text:span><text:span text:style-name="Source_20_Text"><text:span text:style-name="T28"> </text:span></text:span><text:span text:style-name="Source_20_Text"><text:span text:style-name="T57">//do package javax.ejb</text:span></text:span></text:p>
      <text:p text:style-name="P7"><text:span text:style-name="Source_20_Text"><text:span text:style-name="T53">@Startup</text:span></text:span></text:p>
      <text:p text:style-name="P7"><text:span text:style-name="Source_20_Text"><text:span text:style-name="T40">public</text:span></text:span><text:span text:style-name="Source_20_Text"><text:span text:style-name="T28"> </text:span></text:span><text:span text:style-name="Source_20_Text"><text:span text:style-name="T40">class</text:span></text:span><text:span text:style-name="Source_20_Text"><text:span text:style-name="T28"> </text:span></text:span><text:span text:style-name="Source_20_Text"><text:span text:style-name="T48">Banco</text:span></text:span><text:span text:style-name="Source_20_Text"><text:span text:style-name="T28"> </text:span></text:span><text:span text:style-name="Source_20_Text"><text:span text:style-name="T44">{</text:span></text:span></text:p>
      <text:p text:style-name="P24"><text:span text:style-name="T19">Para testar, vamos recarregar a aplicação, ou seja, </text:span><text:span text:style-name="Emphasis"><text:span text:style-name="T22">Full Publish</text:span></text:span><text:span text:style-name="T19"> aba </text:span><text:span text:style-name="Emphasis"><text:span text:style-name="T22">Servers</text:span></text:span><text:span text:style-name="T19"> do Eclipse. Após ter carregado a aplicação, aparece no console a saída do </text:span><text:span text:style-name="Emphasis"><text:span text:style-name="T22">callback</text:span></text:span><text:span text:style-name="T19">. O Banco já é criado e inicializado pelo EJB Container.</text:span></text:p>
      <text:p text:style-name="P24"><text:soft-page-break/><text:span text:style-name="T19">Aquela inicialização com </text:span><text:span text:style-name="Source_20_Text"><text:span text:style-name="T20">@Startup</text:span></text:span><text:span text:style-name="T19"> também é chamada </text:span><text:span text:style-name="Strong_20_Emphasis"><text:span text:style-name="T22">eager initialization</text:span></text:span><text:span text:style-name="T19"> e a testaremos nos exercícios.</text:span></text:p>
      <text:p text:style-name="Standard"/>
      <text:p text:style-name="Standard"/>
      <text:p text:style-name="Standard"/>
      <text:p text:style-name="Standard"/>
      <text:p text:style-name="Standard"/>
      <text:p text:style-name="Standard"/>
      <text:h text:style-name="P1" text:outline-level="1"><text:span text:style-name="T1">02 - Exercício 1</text:span></text:h>
      <text:p text:style-name="P19"><text:span text:style-name="T1"/></text:p>
      <text:p text:style-name="P19"><text:span text:style-name="T8">Usando os recursos disponíveis no servidor de aplicações para os EJBs, qual a maneira mais fácil de garantir a execução de um método do </text:span><text:span text:style-name="Emphasis"><text:span text:style-name="T8">Session Bean</text:span></text:span><text:span text:style-name="T1"> </text:span><text:span text:style-name="T8">logo após sua criação e inicialização pelo </text:span><text:span text:style-name="Emphasis"><text:span text:style-name="T8">EJB Container</text:span></text:span><text:span text:style-name="T8">?</text:span></text:p>
      <text:p text:style-name="P19"><text:span text:style-name="T10"/></text:p>
      <text:p text:style-name="P19"><text:span text:style-name="T8">Assim que o </text:span><text:span text:style-name="Emphasis"><text:span text:style-name="T8">EJB Container</text:span></text:span><text:span text:style-name="T10"> </text:span><text:span text:style-name="T8">cria e inicializa o </text:span><text:span text:style-name="Emphasis"><text:span text:style-name="T8">Session Bean</text:span></text:span><text:span text:style-name="T8">, o método anotado com </text:span><text:span text:style-name="Source_20_Text"><text:span text:style-name="T3">@PostConstruct</text:span></text:span><text:span text:style-name="T8">é executado. Esse tipo de comportamento está ligado ao ciclo de vida do </text:span><text:span text:style-name="Emphasis"><text:span text:style-name="T8">Session Bean</text:span></text:span><text:span text:style-name="T10"> </text:span><text:span text:style-name="T8">e também é chamado de </text:span><text:span text:style-name="Strong_20_Emphasis"><text:span text:style-name="T12">Callbacks</text:span></text:span><text:span text:style-name="T8">.</text:span></text:p>
      <text:p text:style-name="Standard"/>
      <text:p text:style-name="Standard"/>
      <text:p text:style-name="Standard"/>
      <text:p text:style-name="Standard"/>
      <text:p text:style-name="Standard"/>
      <text:h text:style-name="P1" text:outline-level="1"><text:span text:style-name="T1">03 - Exercício 2</text:span></text:h>
      <text:p text:style-name="Standard"/>
      <text:p text:style-name="Standard"/>
      <text:p text:style-name="P17"><text:span text:style-name="T19">Um dos serviços que ganhamos ao usar EJBs é o </text:span><text:span text:style-name="Emphasis"><text:span text:style-name="T4">Thread Safety</text:span></text:span><text:span text:style-name="T19">. O que isso significa?</text:span></text:p>
      <text:p text:style-name="P17"><text:span text:style-name="T19"/></text:p>
      <text:p text:style-name="P17"><text:span text:style-name="T19">Significa que um </text:span><text:span text:style-name="Emphasis"><text:span text:style-name="T25">EJB Session Bean</text:span></text:span><text:span text:style-name="T19"> não é compartilhado entre </text:span><text:span text:style-name="Emphasis"><text:span text:style-name="T25">Threads</text:span></text:span><text:span text:style-name="T19">. Ou seja, quando um </text:span><text:span text:style-name="Emphasis"><text:span text:style-name="T25">Session Bean</text:span></text:span><text:span text:style-name="T19"> estiver em uso, o </text:span><text:span text:style-name="Emphasis"><text:span text:style-name="T25">EJB Container</text:span></text:span><text:span text:style-name="T19"> decide criar mais um </text:span><text:span text:style-name="Emphasis"><text:span text:style-name="T25">Session Bean</text:span></text:span><text:span text:style-name="T19"> para atender uma nova chamada. Uma estratégia usada pelos servidores de aplicação para isso é o </text:span><text:span text:style-name="Strong_20_Emphasis"><text:span text:style-name="Emphasis"><text:span text:style-name="T24">Pooling for Stateless Session EJBs</text:span></text:span></text:span><text:span text:style-name="T19">.</text:span></text:p>
      <text:h text:style-name="P4" text:outline-level="1"><text:span text:style-name="T15">04 - Exercício 3</text:span></text:h>
      <text:p text:style-name="P21"><text:span text:style-name="T15"/></text:p>
      <text:p text:style-name="P9"><text:span text:style-name="T19">"</text:span><text:span text:style-name="Emphasis"><text:span text:style-name="T22">O EJB Container automaticamente fornece um pool de objetos que gerencia a quantidade dos Session Beans. A configuração desse pool se encontra no arquivo de configuração do JBoss AS, ou seja, é totalmente específico.</text:span></text:span><text:span text:style-name="T19">"</text:span></text:p>
      <text:h text:style-name="P16" text:outline-level="2"><text:span text:style-name="T19">No caso do </text:span><text:span text:style-name="Strong_20_Emphasis"><text:span text:style-name="T22">JBoss AS</text:span></text:span><text:span text:style-name="T19">, qual atributo devemos modificar no bloco </text:span><text:span text:style-name="Source_20_Text"><text:span text:style-name="T20">&lt;pools&gt;</text:span></text:span><text:span text:style-name="T19"> do arquivo </text:span><text:span text:style-name="Source_20_Text"><text:span text:style-name="T20">.xml</text:span></text:span><text:span text:style-name="T19"> de configuração do servidor?</text:span></text:h>
      <text:p text:style-name="P18"><text:span text:style-name="T19"/></text:p>
      <text:p text:style-name="P18"><text:span text:style-name="T19"/></text:p>
      <text:p text:style-name="P18"><text:span text:style-name="T19">O atributo é </text:span><text:span text:style-name="Source_20_Text"><text:span text:style-name="T33">max-pool-size</text:span></text:span><text:span text:style-name="T19">, que por </text:span><text:span text:style-name="Emphasis"><text:span text:style-name="T25">default</text:span></text:span><text:span text:style-name="T19"> está configurado para 20 objetos </text:span><text:span text:style-name="Emphasis"><text:span text:style-name="T25">Stateless Session Bean</text:span></text:span><text:span text:style-name="T19"> (SLSB) no </text:span><text:span text:style-name="Emphasis"><text:span text:style-name="T25">pool</text:span></text:span><text:span text:style-name="T19">.</text:span></text:p>
      <text:p text:style-name="P18"><text:span text:style-name="T19"/></text:p>
      <text:p text:style-name="P18"><text:span text:style-name="T19"/></text:p>
      <text:p text:style-name="P18"><text:span text:style-name="T19"/></text:p>
      <text:p text:style-name="P18"><text:span text:style-name="T19"/></text:p>
      <text:p text:style-name="P18"><text:span text:style-name="T19"/></text:p>
      <text:h text:style-name="P3" text:outline-level="1"><text:span text:style-name="T15">05 - Exercício 4</text:span></text:h>
      <text:p text:style-name="P22"><text:span text:style-name="T8"/></text:p>
      <text:p text:style-name="P22"><text:span text:style-name="T8">Qual a principal característica do </text:span><text:span text:style-name="Emphasis"><text:span text:style-name="T8">Singleton Session Bean</text:span></text:span><text:span text:style-name="T8">?</text:span></text:p>
      <text:p text:style-name="P22"><text:span text:style-name="T10"/></text:p>
      <text:p text:style-name="P22"><text:span text:style-name="T8">Ele garante que haverá somente uma instância do </text:span><text:span text:style-name="Emphasis"><text:span text:style-name="T8">Session Bean</text:span></text:span><text:span text:style-name="T8">.</text:span></text:p>
      <text:p text:style-name="P18"><text:span text:style-name="T19"/></text:p>
      <text:p text:style-name="P18"><text:span text:style-name="T19"/></text:p>
      <text:p text:style-name="P18"><text:span text:style-name="T19"/></text:p>
      <text:p text:style-name="P18"><text:span text:style-name="T19"/></text:p>
      <text:h text:style-name="P3" text:outline-level="1"><text:span text:style-name="T15">06 - Exercício 5</text:span></text:h>
      <text:p text:style-name="P18"><text:span text:style-name="T19"/></text:p>
      <text:p text:style-name="P18"><text:span text:style-name="T19">Qual a melhor maneira de forçar o </text:span><text:span text:style-name="Emphasis"><text:span text:style-name="T25">EJB Container</text:span></text:span><text:span text:style-name="T19"> a instanciar um </text:span><text:span text:style-name="Emphasis"><text:span text:style-name="T25">Singleton Session Bean</text:span></text:span><text:span text:style-name="T19"> logo na inicialização da aplicação?</text:span></text:p>
      <text:p text:style-name="P18"><text:span text:style-name="T19"/></text:p>
      <text:p text:style-name="P18"><text:span text:style-name="T19">Por padrão um EJB é carregado sob demanda (</text:span><text:span text:style-name="Emphasis"><text:span text:style-name="T25">lazy</text:span></text:span><text:span text:style-name="T19">), mas através da anotação </text:span><text:span text:style-name="Source_20_Text"><text:span text:style-name="T33">@Startup</text:span></text:span><text:span text:style-name="T19"> podemos definir que queremos usar o </text:span><text:span text:style-name="Emphasis"><text:span text:style-name="T25">Singleton Bean</text:span></text:span><text:span text:style-name="T19"> desde o início da aplicação. Inicialização com </text:span><text:span text:style-name="Source_20_Text"><text:span text:style-name="T33">@Startup</text:span></text:span><text:span text:style-name="T19"> também é chamada </text:span><text:span text:style-name="Strong_20_Emphasis"><text:span text:style-name="T24">eager initialization</text:span></text:span><text:span text:style-name="T19">.</text:span></text:p>
      <text:h text:style-name="P5" text:outline-level="1"><text:span text:style-name="T15">07 - EJB Callbacks e Thread Safety</text:span></text:h>
      <text:p text:style-name="P18"><text:span text:style-name="T19"/></text:p>
      <text:p text:style-name="P18"><text:span text:style-name="T19"/></text:p>
      <text:h text:style-name="P13" text:outline-level="2"><text:span text:style-name="T17">Vamos entender na prática o ciclo de vida dos EJBs?</text:span></text:h>
      <text:p text:style-name="P25"><text:span text:style-name="T22">1) Abra a classe </text:span><text:span text:style-name="Source_20_Text"><text:span text:style-name="T21">AutorDao</text:span></text:span><text:span text:style-name="T22"> e crie um método chamado </text:span><text:span text:style-name="Source_20_Text"><text:span text:style-name="T21">aposCriacao</text:span></text:span><text:span text:style-name="T22"> que retorne </text:span><text:span text:style-name="Source_20_Text"><text:span text:style-name="T21">void</text:span></text:span><text:span text:style-name="T22"> e escreva no console </text:span><text:span text:style-name="Source_20_Text"><text:span text:style-name="T21">"[INFO] AutorDao foi criado."</text:span></text:span><text:span text:style-name="T22">. Anote o novo método com </text:span><text:span text:style-name="Source_20_Text"><text:span text:style-name="T21">@PostConstruct</text:span></text:span><text:span text:style-name="T22">:</text:span></text:p>
      <text:p text:style-name="P7"><text:span text:style-name="Source_20_Text"><text:span text:style-name="T53">@PostConstruct</text:span></text:span></text:p>
      <text:p text:style-name="P7"><text:span text:style-name="Source_20_Text"><text:span text:style-name="T40">void</text:span></text:span><text:span text:style-name="Source_20_Text"><text:span text:style-name="T28"> aposCriacao</text:span></text:span><text:span text:style-name="Source_20_Text"><text:span text:style-name="T44">()</text:span></text:span><text:span text:style-name="Source_20_Text"><text:span text:style-name="T28"> </text:span></text:span><text:span text:style-name="Source_20_Text"><text:span text:style-name="T44">{</text:span></text:span></text:p>
      <text:p text:style-name="P7"><text:span text:style-name="Source_20_Text"><text:span text:style-name="T32"><text:s text:c="4"/></text:span></text:span><text:span text:style-name="Source_20_Text"><text:span text:style-name="T48">System</text:span></text:span><text:span text:style-name="Source_20_Text"><text:span text:style-name="T44">.</text:span></text:span><text:span text:style-name="Source_20_Text"><text:span text:style-name="T40">out</text:span></text:span><text:span text:style-name="Source_20_Text"><text:span text:style-name="T44">.</text:span></text:span><text:span text:style-name="Source_20_Text"><text:span text:style-name="T28">println</text:span></text:span><text:span text:style-name="Source_20_Text"><text:span text:style-name="T44">(</text:span></text:span><text:span text:style-name="Source_20_Text"><text:span text:style-name="T52">"[INFO] AutorDao foi criado."</text:span></text:span><text:span text:style-name="Source_20_Text"><text:span text:style-name="T44">);</text:span></text:span></text:p>
      <text:p text:style-name="P7"><text:span text:style-name="Source_20_Text"><text:span text:style-name="T44">}</text:span></text:span></text:p>
      <text:p text:style-name="P25"><text:span text:style-name="T22">2) Dentro do método </text:span><text:span text:style-name="Source_20_Text"><text:span text:style-name="T21">salva()</text:span></text:span><text:span text:style-name="T22">, coloque uma saída no console antes e depois do comando para salvar o Autor. Depois faça com que a </text:span><text:span text:style-name="Emphasis"><text:span text:style-name="T22">thread</text:span></text:span><text:span text:style-name="T22"> de execução aguarde 20s. Não esqueça de fazer o tratamento de erros:</text:span></text:p>
      <text:p text:style-name="P7"><text:span text:style-name="Source_20_Text"><text:span text:style-name="T40">public</text:span></text:span><text:span text:style-name="Source_20_Text"><text:span text:style-name="T28"> </text:span></text:span><text:span text:style-name="Source_20_Text"><text:span text:style-name="T40">void</text:span></text:span><text:span text:style-name="Source_20_Text"><text:span text:style-name="T28"> salva</text:span></text:span><text:span text:style-name="Source_20_Text"><text:span text:style-name="T44">(</text:span></text:span><text:span text:style-name="Source_20_Text"><text:span text:style-name="T48">Autor</text:span></text:span><text:span text:style-name="Source_20_Text"><text:span text:style-name="T28"> autor</text:span></text:span><text:span text:style-name="Source_20_Text"><text:span text:style-name="T44">)</text:span></text:span><text:span text:style-name="Source_20_Text"><text:span text:style-name="T28"> </text:span></text:span><text:span text:style-name="Source_20_Text"><text:span text:style-name="T44">{</text:span></text:span></text:p>
      <text:p text:style-name="P7"><text:span text:style-name="Source_20_Text"><text:span text:style-name="T32"><text:s text:c="4"/></text:span></text:span><text:span text:style-name="Source_20_Text"><text:span text:style-name="T48">System</text:span></text:span><text:span text:style-name="Source_20_Text"><text:span text:style-name="T44">.</text:span></text:span><text:span text:style-name="Source_20_Text"><text:span text:style-name="T40">out</text:span></text:span><text:span text:style-name="Source_20_Text"><text:span text:style-name="T44">.</text:span></text:span><text:span text:style-name="Source_20_Text"><text:span text:style-name="T28">println</text:span></text:span><text:span text:style-name="Source_20_Text"><text:span text:style-name="T44">(</text:span></text:span><text:span text:style-name="Source_20_Text"><text:span text:style-name="T52">"[INFO] Salvando o Autor "</text:span></text:span><text:span text:style-name="Source_20_Text"><text:span text:style-name="T28"> </text:span></text:span><text:span text:style-name="Source_20_Text"><text:span text:style-name="T44">+</text:span></text:span><text:span text:style-name="Source_20_Text"><text:span text:style-name="T28"> autor</text:span></text:span><text:span text:style-name="Source_20_Text"><text:span text:style-name="T44">.</text:span></text:span><text:span text:style-name="Source_20_Text"><text:span text:style-name="T28">getNome</text:span></text:span><text:span text:style-name="Source_20_Text"><text:span text:style-name="T44">());</text:span></text:span></text:p>
      <text:p text:style-name="P8"/>
      <text:p text:style-name="P7"><text:span text:style-name="Source_20_Text"><text:span text:style-name="T32"><text:s text:c="4"/></text:span></text:span><text:span text:style-name="Source_20_Text"><text:span text:style-name="T40">try</text:span></text:span><text:span text:style-name="Source_20_Text"><text:span text:style-name="T28"> </text:span></text:span><text:span text:style-name="Source_20_Text"><text:span text:style-name="T44">{</text:span></text:span></text:p>
      <text:p text:style-name="P7"><text:span text:style-name="Source_20_Text"><text:span text:style-name="T32"><text:s text:c="8"/></text:span></text:span><text:span text:style-name="Source_20_Text"><text:span text:style-name="T48">Thread</text:span></text:span><text:span text:style-name="Source_20_Text"><text:span text:style-name="T44">.</text:span></text:span><text:span text:style-name="Source_20_Text"><text:span text:style-name="T28">sleep</text:span></text:span><text:span text:style-name="Source_20_Text"><text:span text:style-name="T44">(</text:span></text:span><text:span text:style-name="Source_20_Text"><text:span text:style-name="T53">20000</text:span></text:span><text:span text:style-name="Source_20_Text"><text:span text:style-name="T44">);</text:span></text:span><text:span text:style-name="Source_20_Text"><text:span text:style-name="T28"> <text:s text:c="3"/></text:span></text:span><text:span text:style-name="Source_20_Text"><text:span text:style-name="T57">// 20 segundos</text:span></text:span></text:p>
      <text:p text:style-name="P7"><text:span text:style-name="Source_20_Text"><text:span text:style-name="T32"><text:s text:c="4"/></text:span></text:span><text:span text:style-name="Source_20_Text"><text:span text:style-name="T44">}</text:span></text:span><text:span text:style-name="Source_20_Text"><text:span text:style-name="T28"> </text:span></text:span><text:span text:style-name="Source_20_Text"><text:span text:style-name="T40">catch</text:span></text:span><text:span text:style-name="Source_20_Text"><text:span text:style-name="T28"> </text:span></text:span><text:span text:style-name="Source_20_Text"><text:span text:style-name="T44">(</text:span></text:span><text:span text:style-name="Source_20_Text"><text:span text:style-name="T48">InterruptedException</text:span></text:span><text:span text:style-name="Source_20_Text"><text:span text:style-name="T28"> e</text:span></text:span><text:span text:style-name="Source_20_Text"><text:span text:style-name="T44">)</text:span></text:span><text:span text:style-name="Source_20_Text"><text:span text:style-name="T28"> </text:span></text:span><text:span text:style-name="Source_20_Text"><text:span text:style-name="T44">{</text:span></text:span></text:p>
      <text:p text:style-name="P7"><text:span text:style-name="Source_20_Text"><text:span text:style-name="T32"><text:s text:c="8"/></text:span></text:span><text:span text:style-name="Source_20_Text"><text:span text:style-name="T28">e</text:span></text:span><text:span text:style-name="Source_20_Text"><text:span text:style-name="T44">.</text:span></text:span><text:span text:style-name="Source_20_Text"><text:span text:style-name="T28">printStackTrace</text:span></text:span><text:span text:style-name="Source_20_Text"><text:span text:style-name="T44">();</text:span></text:span></text:p>
      <text:p text:style-name="P7"><text:span text:style-name="Source_20_Text"><text:span text:style-name="T32"><text:s text:c="4"/></text:span></text:span><text:span text:style-name="Source_20_Text"><text:span text:style-name="T44">}</text:span></text:span></text:p>
      <text:p text:style-name="P8"/>
      <text:p text:style-name="P7"><text:span text:style-name="Source_20_Text"><text:span text:style-name="T32"><text:s text:c="4"/></text:span></text:span><text:span text:style-name="Source_20_Text"><text:span text:style-name="T28">banco</text:span></text:span><text:span text:style-name="Source_20_Text"><text:span text:style-name="T44">.</text:span></text:span><text:span text:style-name="Source_20_Text"><text:span text:style-name="T28">save</text:span></text:span><text:span text:style-name="Source_20_Text"><text:span text:style-name="T44">(</text:span></text:span><text:span text:style-name="Source_20_Text"><text:span text:style-name="T28">autor</text:span></text:span><text:span text:style-name="Source_20_Text"><text:span text:style-name="T44">);</text:span></text:span></text:p>
      <text:p text:style-name="P7"><text:span text:style-name="Source_20_Text"><text:span text:style-name="T32"><text:s text:c="4"/></text:span></text:span><text:span text:style-name="Source_20_Text"><text:span text:style-name="T48">System</text:span></text:span><text:span text:style-name="Source_20_Text"><text:span text:style-name="T44">.</text:span></text:span><text:span text:style-name="Source_20_Text"><text:span text:style-name="T40">out</text:span></text:span><text:span text:style-name="Source_20_Text"><text:span text:style-name="T44">.</text:span></text:span><text:span text:style-name="Source_20_Text"><text:span text:style-name="T28">println</text:span></text:span><text:span text:style-name="Source_20_Text"><text:span text:style-name="T44">(</text:span></text:span><text:span text:style-name="Source_20_Text"><text:span text:style-name="T52">"[INFO] Salvou o Autor "</text:span></text:span><text:span text:style-name="Source_20_Text"><text:span text:style-name="T28"> </text:span></text:span><text:span text:style-name="Source_20_Text"><text:span text:style-name="T44">+</text:span></text:span><text:span text:style-name="Source_20_Text"><text:span text:style-name="T28"> autor</text:span></text:span><text:span text:style-name="Source_20_Text"><text:span text:style-name="T44">.</text:span></text:span><text:span text:style-name="Source_20_Text"><text:span text:style-name="T28">getNome</text:span></text:span><text:span text:style-name="Source_20_Text"><text:span text:style-name="T44">());</text:span></text:span></text:p>
      <text:p text:style-name="P7"><text:span text:style-name="Source_20_Text"><text:span text:style-name="T44">}</text:span></text:span></text:p>
      <text:p text:style-name="P25"><text:span text:style-name="T22">3) Faça o </text:span><text:span text:style-name="Strong_20_Emphasis"><text:span text:style-name="Emphasis"><text:span text:style-name="T22">Full Publish</text:span></text:span></text:span><text:span text:style-name="T22">, depois abra a aplicação em duas abas diferentes do navegador e adicione um novo autor em cada uma das abas dentro do tempo de 20 segundos de espera da </text:span><text:span text:style-name="Emphasis"><text:span text:style-name="T22">thread</text:span></text:span><text:span text:style-name="T22">.</text:span></text:p>
      <text:p text:style-name="P26">4) Observando as mensagens no console da aplicação, o que você percebeu do comportamento do EJB nessa situação?</text:p>
      <text:p text:style-name="P31"><text:soft-page-break/></text:p>
      <text:p text:style-name="P23"><text:span text:style-name="T19">Ao salvar pela segunda vez o Autor, antes da primeira </text:span><text:span text:style-name="Emphasis"><text:span text:style-name="T22">thread</text:span></text:span><text:span text:style-name="T19"> ter terminado sua execução, o </text:span><text:span text:style-name="Emphasis"><text:span text:style-name="T22">EJB Container</text:span></text:span><text:span text:style-name="T19"> criou mais um </text:span><text:span text:style-name="Source_20_Text"><text:span text:style-name="T20">AutorDao</text:span></text:span><text:span text:style-name="T19"> para atender a execução do segundo </text:span><text:span text:style-name="Emphasis"><text:span text:style-name="T22">thread</text:span></text:span><text:span text:style-name="T19">. Ou seja, como o primeiro </text:span><text:span text:style-name="Emphasis"><text:span text:style-name="T22">EJB Session Bean</text:span></text:span><text:span text:style-name="T19"> </text:span><text:span text:style-name="Source_20_Text"><text:span text:style-name="T20">AutorDao</text:span></text:span><text:span text:style-name="T19"> estava em uso, o </text:span><text:span text:style-name="Emphasis"><text:span text:style-name="T22">EJB Container</text:span></text:span><text:span text:style-name="T19"> decidiu criar mais um para atender a outra chamada de execução.</text:span></text:p>
      <text:p text:style-name="P24"><text:span text:style-name="T19">Esse exercício mostra que um </text:span><text:span text:style-name="Emphasis"><text:span text:style-name="T22">EJB Session Bean</text:span></text:span><text:span text:style-name="T19"> não é compartilhado entre </text:span><text:span text:style-name="Emphasis"><text:span text:style-name="T22">threads</text:span></text:span><text:span text:style-name="T19">, por isso dizemos que ele é </text:span><text:span text:style-name="Strong_20_Emphasis"><text:span text:style-name="Emphasis"><text:span text:style-name="T22">Thread Safe</text:span></text:span></text:span><text:span text:style-name="T19">. </text:span><text:span text:style-name="Emphasis"><text:span text:style-name="T22">Thread Safety</text:span></text:span><text:span text:style-name="T19"> é mais um serviço que ganhamos ao usar os EJBs.</text:span></text:p>
      <text:p text:style-name="P18"><text:span text:style-name="T19"/></text:p>
      <text:p text:style-name="P18"><text:span text:style-name="T19"/></text:p>
      <text:p text:style-name="P18"><text:span text:style-name="T19"/></text:p>
      <text:p text:style-name="P18"><text:span text:style-name="T19"/></text:p>
      <text:h text:style-name="P3" text:outline-level="1"><text:span text:style-name="T15">08 - Pool de EJBs</text:span></text:h>
      <text:p text:style-name="P22"><text:span text:style-name="T15"/></text:p>
      <text:h text:style-name="P14" text:outline-level="2"><text:span text:style-name="T68">Vamos aprender a configurar o </text:span><text:span text:style-name="Emphasis"><text:span text:style-name="T67">pool</text:span></text:span><text:span text:style-name="T68"> de </text:span><text:span text:style-name="Emphasis"><text:span text:style-name="T67">Session Beans</text:span></text:span><text:span text:style-name="T68"> no JBoss AS?</text:span></text:h>
      <text:p text:style-name="P25"><text:span text:style-name="T22">1) Abra o arquivo de configurações </text:span><text:span text:style-name="Source_20_Text"><text:span text:style-name="T21">standalone.xml</text:span></text:span><text:span text:style-name="T22"> do JBoss AS. Ele estará na pasta que o JBoss AS foi descompactado (</text:span><text:span text:style-name="Source_20_Text"><text:span text:style-name="T21">$JBOSS_HOME</text:span></text:span><text:span text:style-name="T22">), subpastas </text:span><text:span text:style-name="Source_20_Text"><text:span text:style-name="T21">standalone/configuration</text:span></text:span><text:span text:style-name="T22">.</text:span></text:p>
      <text:p text:style-name="P25"><text:span text:style-name="T22">2) Já no arquivo, procure pelo elemento </text:span><text:span text:style-name="Source_20_Text"><text:span text:style-name="T21">&lt;pools&gt;</text:span></text:span><text:span text:style-name="T22">. Dentro dessa seção há um elemento </text:span><text:span text:style-name="Source_20_Text"><text:span text:style-name="T21">&lt;strict-max-pool ... &gt;</text:span></text:span><text:span text:style-name="T22">, para os </text:span><text:span text:style-name="Emphasis"><text:span text:style-name="T22">Stateless Session Beans</text:span></text:span><text:span text:style-name="T22"> (</text:span><text:span text:style-name="Source_20_Text"><text:span text:style-name="T21">name="slsb-strict-max-pool"</text:span></text:span><text:span text:style-name="T22">) que controla o número máximo de EJBs no </text:span><text:span text:style-name="Emphasis"><text:span text:style-name="T22">pool</text:span></text:span><text:span text:style-name="T22"> (</text:span><text:span text:style-name="Source_20_Text"><text:span text:style-name="T21">max-pool-size="20"</text:span></text:span><text:span text:style-name="T22">), nesse caso são 20 instâncias. Vamos alterar para apenas uma instância disponível no </text:span><text:span text:style-name="Emphasis"><text:span text:style-name="T22">pool</text:span></text:span><text:span text:style-name="T22">:</text:span></text:p>
      <text:p text:style-name="P7"><text:span text:style-name="Source_20_Text"><text:span text:style-name="T53">&lt;strict-max-pool</text:span></text:span><text:span text:style-name="Source_20_Text"><text:span text:style-name="T28"> </text:span></text:span><text:span text:style-name="Source_20_Text"><text:span text:style-name="T52">name</text:span></text:span><text:span text:style-name="Source_20_Text"><text:span text:style-name="T44">=</text:span></text:span><text:span text:style-name="Source_20_Text"><text:span text:style-name="T40">"slsb-strict-max-pool"</text:span></text:span><text:span text:style-name="Source_20_Text"><text:span text:style-name="T28"> </text:span></text:span><text:span text:style-name="Source_20_Text"><text:span text:style-name="T52">max-pool-size</text:span></text:span><text:span text:style-name="Source_20_Text"><text:span text:style-name="T44">=</text:span></text:span><text:span text:style-name="Source_20_Text"><text:span text:style-name="T40">"1"</text:span></text:span><text:span text:style-name="Source_20_Text"><text:span text:style-name="T28"> </text:span></text:span></text:p>
      <text:p text:style-name="P7"><text:span text:style-name="Source_20_Text"><text:span text:style-name="T32"><text:s text:c="8"/></text:span></text:span><text:span text:style-name="Source_20_Text"><text:span text:style-name="T52">instance-acquisition-timeout</text:span></text:span><text:span text:style-name="Source_20_Text"><text:span text:style-name="T44">=</text:span></text:span><text:span text:style-name="Source_20_Text"><text:span text:style-name="T40">"5"</text:span></text:span><text:span text:style-name="Source_20_Text"><text:span text:style-name="T28"> </text:span></text:span><text:span text:style-name="Source_20_Text"><text:span text:style-name="T52">instance-acquisition-timeout-unit</text:span></text:span><text:span text:style-name="Source_20_Text"><text:span text:style-name="T44">=</text:span></text:span><text:span text:style-name="Source_20_Text"><text:span text:style-name="T40">"MINUTES"</text:span></text:span><text:span text:style-name="Source_20_Text"><text:span text:style-name="T53">/&gt;</text:span></text:span></text:p>
      <text:p text:style-name="P26">3) Como alteramos o arquivo principal de configurações do JBoss AS, será necessário reiniciar o servidor pelo eclipse.</text:p>
      <text:p text:style-name="P25"><text:span text:style-name="T22">4) Agora vamos repetir o experimento do exercício anterior e usar duas abas no navegador para inserirmos novos autores. Lembre-se de recarregar a aplicação nas abas do navegador (</text:span><text:span text:style-name="Emphasis"><text:span text:style-name="T22">refresh</text:span></text:span><text:span text:style-name="T22">) e de limpar o </text:span><text:soft-page-break/><text:span text:style-name="T22">console do eclipse para facilitar a visualização das mensagens de saída da aplicação.</text:span></text:p>
      <text:p text:style-name="P26">5) E aí, o que aconteceu?</text:p>
      <text:p text:style-name="P26"/>
      <text:p text:style-name="P22"><text:span text:style-name="T8">Na inclusão do primeiro autor tudo parece estar normal, recebemos a mensagem de </text:span><text:span text:style-name="Emphasis"><text:span text:style-name="T7">callback</text:span></text:span><text:span text:style-name="T8"> do método </text:span><text:span text:style-name="Source_20_Text"><text:span text:style-name="T9">salva()</text:span></text:span><text:span text:style-name="T8"> e o método suspende a execução da </text:span><text:span text:style-name="Emphasis"><text:span text:style-name="T7">thread</text:span></text:span><text:span text:style-name="T8"> por 20 segundos. Quando repetimos o mesmo procedimento na segunda aba do navegador, nenhuma mensagem de </text:span><text:span text:style-name="Emphasis"><text:span text:style-name="T7">callback</text:span></text:span><text:span text:style-name="T8"> é apresentada no console do eclipse. Isso faz sentido porque configuramos o servidor para que exista apenas um </text:span><text:span text:style-name="Emphasis"><text:span text:style-name="T7">Session Bean</text:span></text:span><text:span text:style-name="T8"> </text:span><text:span text:style-name="Source_20_Text"><text:span text:style-name="T9">AutorDao</text:span></text:span><text:span text:style-name="T8">, sendo assim, enquanto a primeira ação não for concluída, não é possível acessar esse EJB para realizar a inclusão de um novo autor.</text:span></text:p>
      <text:p text:style-name="P24"><text:span text:style-name="T19">Como já mencionamos, os </text:span><text:span text:style-name="Emphasis"><text:span text:style-name="T22">Session Beans</text:span></text:span><text:span text:style-name="T19"> são </text:span><text:span text:style-name="Strong_20_Emphasis"><text:span text:style-name="Emphasis"><text:span text:style-name="T22">Thread Safe</text:span></text:span></text:span><text:span text:style-name="T19">.</text:span></text:p>
      <text:p text:style-name="P24"><text:span text:style-name="T19">Ao final dos 20 segundos de </text:span><text:span text:style-name="Emphasis"><text:span text:style-name="T22">sleep</text:span></text:span><text:span text:style-name="T19"> da </text:span><text:span text:style-name="Emphasis"><text:span text:style-name="T22">thread</text:span></text:span><text:span text:style-name="T19"> de insersão do primeiro autor, as mensagens de </text:span><text:span text:style-name="Emphasis"><text:span text:style-name="T22">callback</text:span></text:span><text:span text:style-name="T19">do metodo </text:span><text:span text:style-name="Source_20_Text"><text:span text:style-name="T20">salva()</text:span></text:span><text:span text:style-name="T19"> para o segundo autor são exibidas no console do eclipse e todos os processos são concluídos.</text:span></text:p>
      <text:p text:style-name="P24"><text:span text:style-name="T19">Não esqueça que a configuração do tamanho do </text:span><text:span text:style-name="Emphasis"><text:span text:style-name="T22">pool</text:span></text:span><text:span text:style-name="T19"> de objetos EJBs influencia diretamente na escalabilidade da aplicação.</text:span></text:p>
      <text:h text:style-name="P11" text:outline-level="2">ATENÇÃO</text:h>
      <text:p text:style-name="P24"><text:span text:style-name="T19">a) Retorne a configuração do </text:span><text:span text:style-name="Emphasis"><text:span text:style-name="T22">pool</text:span></text:span><text:span text:style-name="T19"> de objetos do seu servidor EJB para 20 instâncias:</text:span></text:p>
      <text:p text:style-name="P7"><text:span text:style-name="Source_20_Text"><text:span text:style-name="T53">&lt;strict-max-pool</text:span></text:span><text:span text:style-name="Source_20_Text"><text:span text:style-name="T28"> </text:span></text:span><text:span text:style-name="Source_20_Text"><text:span text:style-name="T52">name</text:span></text:span><text:span text:style-name="Source_20_Text"><text:span text:style-name="T44">=</text:span></text:span><text:span text:style-name="Source_20_Text"><text:span text:style-name="T40">"slsb-strict-max-pool"</text:span></text:span><text:span text:style-name="Source_20_Text"><text:span text:style-name="T28"> </text:span></text:span><text:span text:style-name="Source_20_Text"><text:span text:style-name="T52">max-pool-size</text:span></text:span><text:span text:style-name="Source_20_Text"><text:span text:style-name="T44">=</text:span></text:span><text:span text:style-name="Source_20_Text"><text:span text:style-name="T40">"20"</text:span></text:span><text:span text:style-name="Source_20_Text"><text:span text:style-name="T28"> </text:span></text:span></text:p>
      <text:p text:style-name="P7"><text:span text:style-name="Source_20_Text"><text:span text:style-name="T32"><text:s text:c="5"/></text:span></text:span><text:span text:style-name="Source_20_Text"><text:span text:style-name="T52">instance-acquisition-timeout</text:span></text:span><text:span text:style-name="Source_20_Text"><text:span text:style-name="T44">=</text:span></text:span><text:span text:style-name="Source_20_Text"><text:span text:style-name="T40">"5"</text:span></text:span><text:span text:style-name="Source_20_Text"><text:span text:style-name="T28"> </text:span></text:span><text:span text:style-name="Source_20_Text"><text:span text:style-name="T52">instance-acquisition-timeout-unit</text:span></text:span><text:span text:style-name="Source_20_Text"><text:span text:style-name="T44">=</text:span></text:span><text:span text:style-name="Source_20_Text"><text:span text:style-name="T40">"MINUTES"</text:span></text:span><text:span text:style-name="Source_20_Text"><text:span text:style-name="T53">/&gt;</text:span></text:span></text:p>
      <text:p text:style-name="P24"><text:span text:style-name="T19">b) Comente o trecho do código no método </text:span><text:span text:style-name="Source_20_Text"><text:span text:style-name="T20">salva()</text:span></text:span><text:span text:style-name="T19"> que faz a </text:span><text:span text:style-name="Emphasis"><text:span text:style-name="T22">thread</text:span></text:span><text:span text:style-name="T19"> dormir por 20 segundos:</text:span></text:p>
      <text:p text:style-name="P7"><text:span text:style-name="Source_20_Text"><text:span text:style-name="T57">// <text:s text:c="3"/>try {</text:span></text:span></text:p>
      <text:p text:style-name="P7"><text:span text:style-name="Source_20_Text"><text:span text:style-name="T57">// <text:s text:c="7"/>Thread.sleep(20000);</text:span></text:span></text:p>
      <text:p text:style-name="P7"><text:span text:style-name="Source_20_Text"><text:span text:style-name="T57">// <text:s text:c="3"/>} catch (InterruptedException e) {</text:span></text:span></text:p>
      <text:p text:style-name="P7"><text:span text:style-name="Source_20_Text"><text:span text:style-name="T57">// <text:s text:c="7"/>e.printStackTrace();</text:span></text:span></text:p>
      <text:p text:style-name="P7"><text:span text:style-name="Source_20_Text"><text:span text:style-name="T57">// <text:s text:c="3"/>}</text:span></text:span></text:p>
      <text:h text:style-name="P3" text:outline-level="1"><text:soft-page-break/><text:span text:style-name="T15">09 - Singleton</text:span></text:h>
      <text:p text:style-name="P22"><text:span text:style-name="T15"/></text:p>
      <text:h text:style-name="P12" text:outline-level="2"><text:span text:style-name="T34">Vamos transformar a classe Banco em um </text:span><text:span text:style-name="Emphasis"><text:span text:style-name="T35">Session Bean</text:span></text:span><text:span text:style-name="T34">?</text:span></text:h>
      <text:p text:style-name="P24"><text:span text:style-name="T19">1) Abra a classe </text:span><text:span text:style-name="Source_20_Text"><text:span text:style-name="T20">Banco</text:span></text:span><text:span text:style-name="T19"> que ainda não é um EJB. Como não faz sentido termos mais de um objeto dessa classe no </text:span><text:span text:style-name="Emphasis"><text:span text:style-name="T22">pool</text:span></text:span><text:span text:style-name="T19"> de EJBs, e como o JBoss Wildfly AS está configurado para manter 20 instâncias dos </text:span><text:span text:style-name="Emphasis"><text:span text:style-name="T22">Session Beans</text:span></text:span><text:span text:style-name="T19"> em memória, vamos transformá-lo em um EJB especial para não modificarmos em nada a configuração do servidor. Anote a classe </text:span><text:span text:style-name="Source_20_Text"><text:span text:style-name="T20">Banco</text:span></text:span><text:span text:style-name="T19"> com </text:span><text:span text:style-name="Source_20_Text"><text:span text:style-name="T20">@Singleton</text:span></text:span><text:span text:style-name="T19"> do pacote </text:span><text:span text:style-name="Source_20_Text"><text:span text:style-name="T20">javax.ejb.*</text:span></text:span><text:span text:style-name="T19">.</text:span></text:p>
      <text:p text:style-name="P7"><text:span text:style-name="Source_20_Text"><text:span text:style-name="T32"><text:s text:c="4"/></text:span></text:span><text:span text:style-name="Source_20_Text"><text:span text:style-name="T40">import</text:span></text:span><text:span text:style-name="Source_20_Text"><text:span text:style-name="T28"> javax</text:span></text:span><text:span text:style-name="Source_20_Text"><text:span text:style-name="T44">.</text:span></text:span><text:span text:style-name="Source_20_Text"><text:span text:style-name="T28">ejb</text:span></text:span><text:span text:style-name="Source_20_Text"><text:span text:style-name="T44">.</text:span></text:span><text:span text:style-name="Source_20_Text"><text:span text:style-name="T48">Singleton</text:span></text:span><text:span text:style-name="Source_20_Text"><text:span text:style-name="T44">;</text:span></text:span></text:p>
      <text:p text:style-name="P8"/>
      <text:p text:style-name="P7"><text:span text:style-name="Source_20_Text"><text:span text:style-name="T32"><text:s text:c="4"/></text:span></text:span><text:span text:style-name="Source_20_Text"><text:span text:style-name="T53">@Singleton</text:span></text:span></text:p>
      <text:p text:style-name="P7"><text:span text:style-name="Source_20_Text"><text:span text:style-name="T32"><text:s text:c="4"/></text:span></text:span><text:span text:style-name="Source_20_Text"><text:span text:style-name="T40">public</text:span></text:span><text:span text:style-name="Source_20_Text"><text:span text:style-name="T28"> </text:span></text:span><text:span text:style-name="Source_20_Text"><text:span text:style-name="T40">class</text:span></text:span><text:span text:style-name="Source_20_Text"><text:span text:style-name="T28"> </text:span></text:span><text:span text:style-name="Source_20_Text"><text:span text:style-name="T48">Banco</text:span></text:span><text:span text:style-name="Source_20_Text"><text:span text:style-name="T28"> </text:span></text:span><text:span text:style-name="Source_20_Text"><text:span text:style-name="T44">{</text:span></text:span></text:p>
      <text:p text:style-name="P7"><text:span text:style-name="Source_20_Text"><text:span text:style-name="T32"><text:s text:c="8"/></text:span></text:span><text:span text:style-name="Source_20_Text"><text:span text:style-name="T44">...</text:span></text:span></text:p>
      <text:p text:style-name="P7"><text:span text:style-name="Source_20_Text"><text:span text:style-name="T32"><text:s text:c="4"/></text:span></text:span><text:span text:style-name="Source_20_Text"><text:span text:style-name="T44">}</text:span></text:span></text:p>
      <text:p text:style-name="P24"><text:span text:style-name="T19">2) Na classe </text:span><text:span text:style-name="Source_20_Text"><text:span text:style-name="T20">AutorDao</text:span></text:span><text:span text:style-name="T19">, vamos injetar o objeto banco ao invés de instanciá-lo. Anote a declaração do atributo com </text:span><text:span text:style-name="Source_20_Text"><text:span text:style-name="T20">@Inject</text:span></text:span><text:span text:style-name="T19">:</text:span></text:p>
      <text:p text:style-name="P7"><text:span text:style-name="Source_20_Text"><text:span text:style-name="T32"><text:s text:c="4"/></text:span></text:span><text:span text:style-name="Source_20_Text"><text:span text:style-name="T53">@Inject</text:span></text:span></text:p>
      <text:p text:style-name="P7"><text:span text:style-name="Source_20_Text"><text:span text:style-name="T32"><text:s text:c="4"/></text:span></text:span><text:span text:style-name="Source_20_Text"><text:span text:style-name="T40">private</text:span></text:span><text:span text:style-name="Source_20_Text"><text:span text:style-name="T28"> </text:span></text:span><text:span text:style-name="Source_20_Text"><text:span text:style-name="T48">Banco</text:span></text:span><text:span text:style-name="Source_20_Text"><text:span text:style-name="T28"> banco</text:span></text:span><text:span text:style-name="Source_20_Text"><text:span text:style-name="T44">;</text:span></text:span><text:span text:style-name="Source_20_Text"><text:span text:style-name="T28"> </text:span></text:span><text:span text:style-name="Source_20_Text"><text:span text:style-name="T57">// = new Banco();</text:span></text:span></text:p>
      <text:p text:style-name="P24"><text:span text:style-name="T19">3) Para termos certeza que apenas uma instância do </text:span><text:span text:style-name="Emphasis"><text:span text:style-name="T22">Singleton</text:span></text:span><text:span text:style-name="T19"> Banco será criada, usaremos os </text:span><text:span text:style-name="Emphasis"><text:span text:style-name="T22">callbacks</text:span></text:span><text:span text:style-name="T19"> para realizar um teste. Crie um método chamado </text:span><text:span text:style-name="Source_20_Text"><text:span text:style-name="T20">aposCriacao()</text:span></text:span><text:span text:style-name="T19"> que não retorne nada e imprima no console uma mensagem. Anote-o com </text:span><text:span text:style-name="Source_20_Text"><text:span text:style-name="T20">@PostConstruct</text:span></text:span><text:span text:style-name="T19">:</text:span></text:p>
      <text:p text:style-name="P7"><text:span text:style-name="Source_20_Text"><text:span text:style-name="T32"><text:s text:c="4"/></text:span></text:span><text:span text:style-name="Source_20_Text"><text:span text:style-name="T53">@PostConstruct</text:span></text:span></text:p>
      <text:p text:style-name="P7"><text:span text:style-name="Source_20_Text"><text:span text:style-name="T32"><text:s text:c="4"/></text:span></text:span><text:span text:style-name="Source_20_Text"><text:span text:style-name="T40">void</text:span></text:span><text:span text:style-name="Source_20_Text"><text:span text:style-name="T28"> aposCriacao</text:span></text:span><text:span text:style-name="Source_20_Text"><text:span text:style-name="T44">()</text:span></text:span><text:span text:style-name="Source_20_Text"><text:span text:style-name="T28"> </text:span></text:span><text:span text:style-name="Source_20_Text"><text:span text:style-name="T44">{</text:span></text:span></text:p>
      <text:p text:style-name="P7"><text:span text:style-name="Source_20_Text"><text:span text:style-name="T32"><text:s text:c="8"/></text:span></text:span><text:span text:style-name="Source_20_Text"><text:span text:style-name="T48">System</text:span></text:span><text:span text:style-name="Source_20_Text"><text:span text:style-name="T44">.</text:span></text:span><text:span text:style-name="Source_20_Text"><text:span text:style-name="T40">out</text:span></text:span><text:span text:style-name="Source_20_Text"><text:span text:style-name="T44">.</text:span></text:span><text:span text:style-name="Source_20_Text"><text:span text:style-name="T28">println</text:span></text:span><text:span text:style-name="Source_20_Text"><text:span text:style-name="T44">(</text:span></text:span><text:span text:style-name="Source_20_Text"><text:span text:style-name="T52">"[INFO] O Banco acabou de ser criado."</text:span></text:span><text:span text:style-name="Source_20_Text"><text:span text:style-name="T44">);</text:span></text:span></text:p>
      <text:p text:style-name="P7"><text:span text:style-name="Source_20_Text"><text:span text:style-name="T32"><text:s text:c="4"/></text:span></text:span><text:span text:style-name="Source_20_Text"><text:span text:style-name="T44">}</text:span></text:span></text:p>
      <text:p text:style-name="P24"><text:span text:style-name="T19">4) Reinicie o servidor JBoss AS e verifique que o </text:span><text:span text:style-name="Emphasis"><text:span text:style-name="T22">EJB Container</text:span></text:span><text:span text:style-name="T19"> já carregou a classe </text:span><text:span text:style-name="Source_20_Text"><text:span text:style-name="T20">Banco</text:span></text:span><text:span text:style-name="T19">:</text:span></text:p>
      <text:p text:style-name="P7"><text:span text:style-name="Source_20_Text"><text:span text:style-name="T28">java</text:span></text:span><text:span text:style-name="Source_20_Text"><text:span text:style-name="T44">:</text:span></text:span><text:span text:style-name="Source_20_Text"><text:span text:style-name="T40">global</text:span></text:span><text:span text:style-name="Source_20_Text"><text:span text:style-name="T44">/</text:span></text:span><text:span text:style-name="Source_20_Text"><text:span text:style-name="T28">livraria</text:span></text:span><text:span text:style-name="Source_20_Text"><text:span text:style-name="T44">/</text:span></text:span><text:span text:style-name="Source_20_Text"><text:span text:style-name="T48">Banco</text:span></text:span><text:span text:style-name="Source_20_Text"><text:span text:style-name="T44">!</text:span></text:span><text:span text:style-name="Source_20_Text"><text:span text:style-name="T28">br</text:span></text:span><text:span text:style-name="Source_20_Text"><text:span text:style-name="T44">.</text:span></text:span><text:span text:style-name="Source_20_Text"><text:span text:style-name="T28">com</text:span></text:span><text:span text:style-name="Source_20_Text"><text:span text:style-name="T44">.</text:span></text:span><text:span text:style-name="Source_20_Text"><text:span text:style-name="T28">caelum</text:span></text:span><text:span text:style-name="Source_20_Text"><text:span text:style-name="T44">.</text:span></text:span><text:span text:style-name="Source_20_Text"><text:span text:style-name="T28">livraria</text:span></text:span><text:span text:style-name="Source_20_Text"><text:span text:style-name="T44">.</text:span></text:span><text:span text:style-name="Source_20_Text"><text:span text:style-name="T28">dao</text:span></text:span><text:span text:style-name="Source_20_Text"><text:span text:style-name="T44">.</text:span></text:span><text:span text:style-name="Source_20_Text"><text:span text:style-name="T48">Banco</text:span></text:span></text:p>
      <text:p text:style-name="P7"><text:span text:style-name="Source_20_Text"><text:span text:style-name="T28">java</text:span></text:span><text:span text:style-name="Source_20_Text"><text:span text:style-name="T44">:</text:span></text:span><text:span text:style-name="Source_20_Text"><text:span text:style-name="T28">app</text:span></text:span><text:span text:style-name="Source_20_Text"><text:span text:style-name="T44">/</text:span></text:span><text:span text:style-name="Source_20_Text"><text:span text:style-name="T28">livraria</text:span></text:span><text:span text:style-name="Source_20_Text"><text:span text:style-name="T44">/</text:span></text:span><text:span text:style-name="Source_20_Text"><text:span text:style-name="T48">Banco</text:span></text:span><text:span text:style-name="Source_20_Text"><text:span text:style-name="T44">!</text:span></text:span><text:span text:style-name="Source_20_Text"><text:span text:style-name="T28">br</text:span></text:span><text:span text:style-name="Source_20_Text"><text:span text:style-name="T44">.</text:span></text:span><text:span text:style-name="Source_20_Text"><text:span text:style-name="T28">com</text:span></text:span><text:span text:style-name="Source_20_Text"><text:span text:style-name="T44">.</text:span></text:span><text:span text:style-name="Source_20_Text"><text:span text:style-name="T28">caelum</text:span></text:span><text:span text:style-name="Source_20_Text"><text:span text:style-name="T44">.</text:span></text:span><text:span text:style-name="Source_20_Text"><text:span text:style-name="T28">livraria</text:span></text:span><text:span text:style-name="Source_20_Text"><text:span text:style-name="T44">.</text:span></text:span><text:span text:style-name="Source_20_Text"><text:span text:style-name="T28">dao</text:span></text:span><text:span text:style-name="Source_20_Text"><text:span text:style-name="T44">.</text:span></text:span><text:span text:style-name="Source_20_Text"><text:span text:style-name="T48">Banco</text:span></text:span></text:p>
      <text:p text:style-name="P7"><text:span text:style-name="Source_20_Text"><text:span text:style-name="T28">java</text:span></text:span><text:span text:style-name="Source_20_Text"><text:span text:style-name="T44">:</text:span></text:span><text:span text:style-name="Source_20_Text"><text:span text:style-name="T40">module</text:span></text:span><text:span text:style-name="Source_20_Text"><text:span text:style-name="T44">/</text:span></text:span><text:span text:style-name="Source_20_Text"><text:span text:style-name="T48">Banco</text:span></text:span><text:span text:style-name="Source_20_Text"><text:span text:style-name="T44">!</text:span></text:span><text:span text:style-name="Source_20_Text"><text:span text:style-name="T28">br</text:span></text:span><text:span text:style-name="Source_20_Text"><text:span text:style-name="T44">.</text:span></text:span><text:span text:style-name="Source_20_Text"><text:span text:style-name="T28">com</text:span></text:span><text:span text:style-name="Source_20_Text"><text:span text:style-name="T44">.</text:span></text:span><text:span text:style-name="Source_20_Text"><text:span text:style-name="T28">caelum</text:span></text:span><text:span text:style-name="Source_20_Text"><text:span text:style-name="T44">.</text:span></text:span><text:span text:style-name="Source_20_Text"><text:span text:style-name="T28">livraria</text:span></text:span><text:span text:style-name="Source_20_Text"><text:span text:style-name="T44">.</text:span></text:span><text:span text:style-name="Source_20_Text"><text:span text:style-name="T28">dao</text:span></text:span><text:span text:style-name="Source_20_Text"><text:span text:style-name="T44">.</text:span></text:span><text:span text:style-name="Source_20_Text"><text:span text:style-name="T48">Banco</text:span></text:span></text:p>
      <text:p text:style-name="P7"><text:span text:style-name="Source_20_Text"><text:span text:style-name="T28">java</text:span></text:span><text:span text:style-name="Source_20_Text"><text:span text:style-name="T44">:</text:span></text:span><text:span text:style-name="Source_20_Text"><text:span text:style-name="T40">global</text:span></text:span><text:span text:style-name="Source_20_Text"><text:span text:style-name="T44">/</text:span></text:span><text:span text:style-name="Source_20_Text"><text:span text:style-name="T28">livraria</text:span></text:span><text:span text:style-name="Source_20_Text"><text:span text:style-name="T44">/</text:span></text:span><text:span text:style-name="Source_20_Text"><text:span text:style-name="T48">Banco</text:span></text:span></text:p>
      <text:p text:style-name="P7"><text:span text:style-name="Source_20_Text"><text:span text:style-name="T28">java</text:span></text:span><text:span text:style-name="Source_20_Text"><text:span text:style-name="T44">:</text:span></text:span><text:span text:style-name="Source_20_Text"><text:span text:style-name="T28">app</text:span></text:span><text:span text:style-name="Source_20_Text"><text:span text:style-name="T44">/</text:span></text:span><text:span text:style-name="Source_20_Text"><text:span text:style-name="T28">livraria</text:span></text:span><text:span text:style-name="Source_20_Text"><text:span text:style-name="T44">/</text:span></text:span><text:span text:style-name="Source_20_Text"><text:span text:style-name="T48">Banco</text:span></text:span></text:p>
      <text:p text:style-name="P7"><text:soft-page-break/><text:span text:style-name="Source_20_Text"><text:span text:style-name="T28">java</text:span></text:span><text:span text:style-name="Source_20_Text"><text:span text:style-name="T44">:</text:span></text:span><text:span text:style-name="Source_20_Text"><text:span text:style-name="T40">module</text:span></text:span><text:span text:style-name="Source_20_Text"><text:span text:style-name="T44">/</text:span></text:span><text:span text:style-name="Source_20_Text"><text:span text:style-name="T48">Banco</text:span></text:span></text:p>
      <text:p text:style-name="P29">5) Agora, limpe o console do eclipse e acesse a aplicação pelo navegador. Observe que a mensagem da criação do banco apareceu no console. Então adicione um novo autor para ter certeza que nenhuma nova instância do banco será criada.</text:p>
      <text:p text:style-name="P24"><text:span text:style-name="T19">6) Aproveite agora e modifique as classes </text:span><text:span text:style-name="Source_20_Text"><text:span text:style-name="T20">LivroDao</text:span></text:span><text:span text:style-name="T19"> e </text:span><text:span text:style-name="Source_20_Text"><text:span text:style-name="T20">UsuarioDao</text:span></text:span><text:span text:style-name="T19"> para não mais instanciar a classe </text:span><text:span text:style-name="Source_20_Text"><text:span text:style-name="T20">Banco</text:span></text:span><text:span text:style-name="T19">, mas sim recebê-la por injeção como na classe </text:span><text:span text:style-name="Source_20_Text"><text:span text:style-name="T20">AutorDao</text:span></text:span><text:span text:style-name="T19">.</text:span></text:p>
      <text:p text:style-name="P24"><text:span text:style-name="T19">7) Vamos também garantir que o </text:span><text:span text:style-name="Emphasis"><text:span text:style-name="T22">Singleton</text:span></text:span><text:span text:style-name="T19"> Banco seja carregado já na inicialização do JBoss AS, e não sob demanda da aplicação. Para isso, acrescente a anotação </text:span><text:span text:style-name="Source_20_Text"><text:span text:style-name="T20">@Startup</text:span></text:span><text:span text:style-name="T19"> à classe </text:span><text:span text:style-name="Source_20_Text"><text:span text:style-name="T20">Banco</text:span></text:span><text:span text:style-name="T19"> e faça um </text:span><text:span text:style-name="Emphasis"><text:span text:style-name="T22">Full Publish</text:span></text:span><text:span text:style-name="T19"> no servidor:</text:span></text:p>
      <text:p text:style-name="P7"><text:span text:style-name="Source_20_Text"><text:span text:style-name="T32"><text:s text:c="3"/></text:span></text:span><text:span text:style-name="Source_20_Text"><text:span text:style-name="T53">@Singleton</text:span></text:span></text:p>
      <text:p text:style-name="P7"><text:span text:style-name="Source_20_Text"><text:span text:style-name="T32"><text:s text:c="3"/></text:span></text:span><text:span text:style-name="Source_20_Text"><text:span text:style-name="T53">@Startup</text:span></text:span></text:p>
      <text:p text:style-name="P7"><text:span text:style-name="Source_20_Text"><text:span text:style-name="T32"><text:s text:c="3"/></text:span></text:span><text:span text:style-name="Source_20_Text"><text:span text:style-name="T40">public</text:span></text:span><text:span text:style-name="Source_20_Text"><text:span text:style-name="T28"> </text:span></text:span><text:span text:style-name="Source_20_Text"><text:span text:style-name="T40">class</text:span></text:span><text:span text:style-name="Source_20_Text"><text:span text:style-name="T28"> </text:span></text:span><text:span text:style-name="Source_20_Text"><text:span text:style-name="T48">Banco</text:span></text:span><text:span text:style-name="Source_20_Text"><text:span text:style-name="T28"> </text:span></text:span><text:span text:style-name="Source_20_Text"><text:span text:style-name="T44">{</text:span></text:span></text:p>
      <text:p text:style-name="P7"><text:span text:style-name="Source_20_Text"><text:span text:style-name="T32"><text:s text:c="6"/></text:span></text:span><text:span text:style-name="Source_20_Text"><text:span text:style-name="T44">...</text:span></text:span></text:p>
      <text:p text:style-name="P7"><text:span text:style-name="Source_20_Text"><text:span text:style-name="T32"><text:s text:c="3"/></text:span></text:span><text:span text:style-name="Source_20_Text"><text:span text:style-name="T44">}</text:span></text:span></text:p>
      <text:p text:style-name="P24"><text:span text:style-name="T19">8) Qual a vantagem de carregar um </text:span><text:span text:style-name="Emphasis"><text:span text:style-name="T22">Session Beans</text:span></text:span><text:span text:style-name="T19"> do tipo </text:span><text:span text:style-name="Emphasis"><text:span text:style-name="T22">Singleton</text:span></text:span><text:span text:style-name="T19"> desde a inicialização do servidor? Como essa inicialização se chama?</text:span></text:p>
      <text:p text:style-name="P24"><text:span text:style-name="Emphasis"><text:span text:style-name="T22">ATENÇÃO:</text:span></text:span><text:span text:style-name="T19"> Se você alterou a classe </text:span><text:span text:style-name="Source_20_Text"><text:span text:style-name="T20">UsuarioDao</text:span></text:span><text:span text:style-name="T19"> para receber a classe </text:span><text:span text:style-name="Source_20_Text"><text:span text:style-name="T20">Banco</text:span></text:span><text:span text:style-name="T19"> por injeção você deve modificar a classe </text:span><text:span text:style-name="Source_20_Text"><text:span text:style-name="T20">LoginBean</text:span></text:span><text:span text:style-name="T19"> para receber o EJB </text:span><text:span text:style-name="Source_20_Text"><text:span text:style-name="T20">UsuarioDao</text:span></text:span><text:span text:style-name="T19"> também por injeção. Você também pode alterar a classe </text:span><text:span text:style-name="Source_20_Text"><text:span text:style-name="T20">AutorBean</text:span></text:span><text:span text:style-name="T19"> para receber o EJB </text:span><text:span text:style-name="Source_20_Text"><text:span text:style-name="T20">AutorDAO</text:span></text:span><text:span text:style-name="T19"> por injeção ao invés de instanciá-lo. Em ambos os casos basta remover o operador </text:span><text:span text:style-name="Source_20_Text"><text:span text:style-name="T20">new</text:span></text:span><text:span text:style-name="T19"> e anotar a declaração do atributo com </text:span><text:span text:style-name="Source_20_Text"><text:span text:style-name="T20">@Inject</text:span></text:span><text:span text:style-name="T19">.</text:span></text:p>
      <text:p text:style-name="P7"><text:span text:style-name="Source_20_Text"><text:span text:style-name="T32"><text:s text:c="4"/></text:span></text:span><text:span text:style-name="Source_20_Text"><text:span text:style-name="T53">@Inject</text:span></text:span></text:p>
      <text:p text:style-name="P7"><text:span text:style-name="Source_20_Text"><text:span text:style-name="T32"><text:s text:c="4"/></text:span></text:span><text:span text:style-name="Source_20_Text"><text:span text:style-name="T40">private</text:span></text:span><text:span text:style-name="Source_20_Text"><text:span text:style-name="T28"> </text:span></text:span><text:span text:style-name="Source_20_Text"><text:span text:style-name="T48">UsuarioDao</text:span></text:span><text:span text:style-name="Source_20_Text"><text:span text:style-name="T28"> dao</text:span></text:span><text:span text:style-name="Source_20_Text"><text:span text:style-name="T44">;</text:span></text:span><text:span text:style-name="Source_20_Text"><text:span text:style-name="T28"> </text:span></text:span><text:span text:style-name="Source_20_Text"><text:span text:style-name="T57">// = new UsuarioDao();</text:span></text:span></text:p>
      <text:p text:style-name="P18"><text:span text:style-name="T19"/></text:p>
      <text:p text:style-name="P18"><text:span text:style-name="T19"/></text:p>
      <text:p text:style-name="P23"><text:span text:style-name="T19">Eles são úteis principalmente para inicializar alguma configuração ou agendar algum serviço, coisas que só fazem sentido no início da aplicação, ou seja, quando o JBoss AS carrega a aplicação já queremos que o </text:span><text:span text:style-name="Emphasis"><text:span text:style-name="T22">Session Bean</text:span></text:span><text:span text:style-name="T19"> seja criado para carregar todas as configurações.</text:span></text:p>
      <text:p text:style-name="P24"><text:span text:style-name="T19">Essa inicialização também é chamada de </text:span><text:span text:style-name="Emphasis"><text:span text:style-name="T22">Eager Initialization</text:span></text:span><text:span text:style-name="T19">.</text:span></text:p>
      <text:p text:style-name="P18"><text:span text:style-name="T19"/></text:p>
      <text:h text:style-name="P5" text:outline-level="1"><text:span text:style-name="T15">10 - Session Bean Stateful 1</text:span></text:h>
      <text:p text:style-name="P18"><text:span text:style-name="T19"/></text:p>
      <text:h text:style-name="P15" text:outline-level="2"><text:span text:style-name="T6">Session Bean Stateful (SBSF)</text:span></text:h>
      <text:p text:style-name="P28"><text:span text:style-name="T65">Há mais um tipo de EJB Session Bean. Além dos Session Beans </text:span><text:span text:style-name="Emphasis"><text:span text:style-name="T66">Stateless</text:span></text:span><text:span text:style-name="T65"> e </text:span><text:span text:style-name="Emphasis"><text:span text:style-name="T66">Singleton</text:span></text:span><text:span text:style-name="T65">, existe um Session Bean do tipo </text:span><text:span text:style-name="Strong_20_Emphasis"><text:span text:style-name="T66">Stateful</text:span></text:span><text:span text:style-name="T65">. Basta anotar a classe com </text:span><text:span text:style-name="Source_20_Text"><text:span text:style-name="T38">@Stateful</text:span></text:span><text:span text:style-name="T65">, por exemplo:</text:span></text:p>
      <text:p text:style-name="P7"><text:span text:style-name="Source_20_Text"><text:span text:style-name="T56">@Stateful</text:span></text:span></text:p>
      <text:p text:style-name="P7"><text:span text:style-name="Source_20_Text"><text:span text:style-name="T43">public</text:span></text:span><text:span text:style-name="Source_20_Text"><text:span text:style-name="T31"> </text:span></text:span><text:span text:style-name="Source_20_Text"><text:span text:style-name="T43">class</text:span></text:span><text:span text:style-name="Source_20_Text"><text:span text:style-name="T31"> </text:span></text:span><text:span text:style-name="Source_20_Text"><text:span text:style-name="T51">CarrinhoDeCompras</text:span></text:span><text:span text:style-name="Source_20_Text"><text:span text:style-name="T31"> </text:span></text:span><text:span text:style-name="Source_20_Text"><text:span text:style-name="T47">{</text:span></text:span></text:p>
      <text:p text:style-name="P7"><text:span text:style-name="Source_20_Text"><text:span text:style-name="T39"><text:s/></text:span></text:span><text:span text:style-name="Source_20_Text"><text:span text:style-name="T60">//...</text:span></text:span></text:p>
      <text:p text:style-name="P7"><text:span text:style-name="Source_20_Text"><text:span text:style-name="T47">}</text:span></text:span></text:p>
      <text:p text:style-name="P27">Um Session Bean Stateful (SBSF) também é um objeto administrado pelo EJB Container. Assim ele ganha os serviços oferecidos pelo Container como injeção de dependências, transação ou JPA (como veremos mais para frente).</text:p>
      <text:p text:style-name="P28"><text:span text:style-name="T65">Qual é a diferença entre </text:span><text:span text:style-name="Source_20_Text"><text:span text:style-name="T38">Stateful</text:span></text:span><text:span text:style-name="T65"> e </text:span><text:span text:style-name="Source_20_Text"><text:span text:style-name="T38">Stateless</text:span></text:span><text:span text:style-name="T65"> então?</text:span></text:p>
      <text:p text:style-name="P28"><text:span text:style-name="T65">Vimos que Session Beans Stateless são objetos que fazem parte de um pool. Esse pool não existe para Session Bean Stateful. Um SBSF funciona parecido com o objeto </text:span><text:span text:style-name="Source_20_Text"><text:span text:style-name="T38">HttpSession</text:span></text:span><text:span text:style-name="T65"> do mundo de Servlets. É um objeto exclusivo de um cliente, apenas um cliente usará este objeto.</text:span></text:p>
      <text:p text:style-name="P28"><text:span text:style-name="T65">Podemos imaginar que um Session Bean Stateful funciona como um </text:span><text:span text:style-name="Emphasis"><text:span text:style-name="T66">carrinho de compras</text:span></text:span><text:span text:style-name="T65">. Cada cliente possui o seu carrinho e ele utilizará o </text:span><text:span text:style-name="Emphasis"><text:span text:style-name="T66">mesmo</text:span></text:span><text:span text:style-name="T65"> carrinho o tempo todo. Não queremos compartilhar esse carrinho com ninguém (as compras são nossas). Um Session Bean Stateful garante esse comportamento.</text:span></text:p>
      <text:p text:style-name="P28"><text:span text:style-name="T65">No entanto, no dia a dia os SBSF são pouco usados. Isto porque normalmente se usa o objeto </text:span><text:span text:style-name="Source_20_Text"><text:span text:style-name="T38">HttpSession</text:span></text:span><text:span text:style-name="T65"> para guardar dados do cliente (como o carrinho de compras ou as permissões do usuário). Como já usamos esse objeto dentro do servlet container não é preciso repetir essas informações através do EJB Container. Assim muitos arquitetos preferem usar apenas </text:span><text:span text:style-name="Emphasis"><text:span text:style-name="T66">Stateless/Singleton</text:span></text:span><text:span text:style-name="T65"> em conjunto com o </text:span><text:span text:style-name="Source_20_Text"><text:span text:style-name="T38">HttpSession</text:span></text:span><text:span text:style-name="T65">.Para fixar o conhecimento: O que descreve um Session Bean Stateful (SBSF) melhor</text:span><text:span text:style-name="T61">?</text:span></text:p>
      <text:p text:style-name="Text_20_body"><text:line-break/><text:span text:style-name="T23">Stateful é administrado pelo EJB Container, faz parte dos serviços. Isto é igual ao um Session Bean Stateless/Singleton. No entanto um Session Bean Stateful é um objeto exclusivo do cliente.</text:span></text:p>
      <text:h text:style-name="P6" text:outline-level="1"><text:span text:style-name="T16">11 - Session Bean Stateful 2</text:span></text:h>
      <text:p text:style-name="Text_20_body"><text:span text:style-name="T23"/></text:p>
      <text:p text:style-name="P20"><text:span text:style-name="T70">Conceitualmente, o funcionamento de um Session Bean Stateful é parecido com:</text:span></text:p>
      <text:p text:style-name="P20"><text:span text:style-name="T23"/></text:p>
      <text:p text:style-name="P20"><text:span text:style-name="T70">O Session Bean Stateful (SBSF) tem uma funcionalidade muito parecida com a do objeto </text:span><text:span text:style-name="Source_20_Text"><text:span text:style-name="T18">HttpSession</text:span></text:span><text:span text:style-name="T70">: representa um objeto para o cliente. Ideal para guardar informações que só dizem respeito ao cliente. Exemplos disso são carrinhos de compras ou permissões.</text:span></text:p>
      <text:p text:style-name="P24"><text:span text:style-name="T19">A diferença entre Session Bean Stateful e </text:span><text:span text:style-name="Source_20_Text"><text:span text:style-name="T20">HttpSession</text:span></text:span><text:span text:style-name="T19"> é que o primeiro é administrado pelo EJB Container e o segundo pelo Servlet Container.</text:span></text:p>
      <text:p text:style-name="P20"><text:span text:style-name="T23"/></text:p>
      <text:p text:style-name="P20"><text:span text:style-name="T23"/></text:p>
      <text:h text:style-name="P2" text:outline-level="1"><text:span text:style-name="T16">12 - Session Bean Stateful 3</text:span></text:h>
      <text:p text:style-name="P20"><text:span text:style-name="T23"/></text:p>
      <text:p text:style-name="P20"><text:span text:style-name="T70">Qual é a diferença entre </text:span><text:span text:style-name="T72">Session Bean Stateless</text:span><text:span text:style-name="T70"> e </text:span><text:span text:style-name="T72">Session Bean Stateful</text:span><text:span text:style-name="T70">?</text:span></text:p>
      <text:p text:style-name="P20"/>
      <text:p text:style-name="P20">Stateless usa um pool e pode ser reaproveitado entre clientes enquanto um Stateful é exclusivo do cliente.</text:p>
      <text:p text:style-name="P20"><text:span text:style-name="T23"/></text:p>
      <text:h text:style-name="P2" text:outline-level="1"><text:span text:style-name="T16">13 - Arquivos do projeto atual</text:span></text:h>
      <text:p text:style-name="P20"><text:span text:style-name="T23"/></text:p>
      <text:p text:style-name="P20"><text:span text:style-name="T70">No link abaixo, você encontra o projeto até o momento atual do curso.</text:span></text:p>
      <text:p text:style-name="P24"><text:a xlink:type="simple" xlink:href="https://github.com/alura-cursos/Curso-EJB-O-poder-da-Java-EE/archive/capitulo2.zip" office:target-frame-name="_blank" xlink:show="new" text:style-name="Internet_20_link" text:visited-style-name="Visited_20_Internet_20_Link"><text:span text:style-name="T22">https://github.com/alura-cursos/Curso-EJB-O-poder-da-Java-EE/archive/capitulo2.zip</text:span></text:a></text:p>
      <text:p text:style-name="P20"><text:span text:style-name="T23"/></text:p>
      <text:p text:style-name="P20"><text:span text:style-name="T70">Lembre-se de usar o fórum em caso de dúvidas.</text:span></text:p>
      <text:p text:style-name="P20"><text:span text:style-name="T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onaco, 'Andale Mono', monospace"/>
    <style:font-face style:name="Lohit Devanagari1" svg:font-family="'Lohit Devanagari'"/>
    <style:font-face style:name="Open Sans" svg:font-family="'Open Sans', sans-serif"/>
    <style:font-face style:name="Open sans" svg:font-family="'Open sans', sans-serif"/>
    <style:font-face style:name="Source Serif Pro" svg:font-family="'Source Serif Pro', 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2T15:59:02.014605664</meta:creation-date>
    <meta:generator>LibreOffice/5.1.6.2$Linux_X86_64 LibreOffice_project/10m0$Build-2</meta:generator>
    <dc:date>2019-02-13T11:50:12.012522183</dc:date>
    <meta:editing-duration>PT18H28M53S</meta:editing-duration>
    <meta:editing-cycles>6</meta:editing-cycles>
    <meta:document-statistic meta:table-count="0" meta:image-count="4" meta:object-count="0" meta:page-count="15" meta:paragraph-count="203" meta:word-count="3380" meta:character-count="21544" meta:non-whitespace-character-count="18091"/>
  </office:meta>
</office:document-meta>
</file>